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45.000000000000000pt"/>
    </style:style>
    <style:style style:name="co2" style:family="table-column">
      <style:table-column-properties style:column-width="140.000000000000000pt"/>
    </style:style>
    <style:style style:name="co3" style:family="table-column">
      <style:table-column-properties style:column-width="84.000000000000000pt"/>
    </style:style>
    <style:style style:name="ce1" style:family="table-cell">
      <style:table-cell-properties style:text-align-source="fix"/>
      <style:paragraph-properties fo:text-align="center"/>
    </style:style>
  </office:automatic-styles>
  <office:body>
    <office:spreadsheet>
      <table:table table:name="Hoja1" table:style-name="ta1">
        <table:table-column table:style-name="co1"/>
        <table:table-column/>
        <table:table-column table:style-name="co2" table:number-columns-repeated="2"/>
        <table:table-column table:style-name="co3"/>
        <table:table-column table:number-columns-repeated="6"/>
        <table:table-row>
          <table:table-cell office:value-type="string" office:string-value="Fichero">
            <text:p>Fichero</text:p>
          </table:table-cell>
          <table:table-cell office:value-type="string" office:string-value="Tipo">
            <text:p>Tipo</text:p>
          </table:table-cell>
          <table:table-cell office:value-type="string" office:string-value="Mínimo">
            <text:p>Mínimo</text:p>
          </table:table-cell>
          <table:table-cell office:value-type="string" office:string-value="Máximo">
            <text:p>Máximo</text:p>
          </table:table-cell>
          <table:table-cell office:value-type="string" office:string-value="Tiempo">
            <text:p>Tiempo</text:p>
          </table:table-cell>
        </table:table-row>
        <table:table-row>
          <table:table-cell office:value-type="string" office:string-value="phub_100_10_10,txt">
            <text:p>phub_100_10_10,txt</text:p>
          </table:table-cell>
          <table:table-cell office:value-type="string" office:string-value="CPH">
            <text:p>CPH</text:p>
          </table:table-cell>
          <table:table-cell office:value-type="float" office:value="38.2481856279406">
            <text:p>38,24818563</text:p>
          </table:table-cell>
          <table:table-cell office:value-type="float" office:value="58.7177996439575">
            <text:p>58,71779964</text:p>
          </table:table-cell>
          <table:table-cell office:value-type="float" office:value="2.156167872">
            <text:p>2,156167872</text:p>
          </table:table-cell>
          <table:table-cell/>
          <table:table-cell office:value-type="string" office:string-value="Problema">
            <text:p>Problema</text:p>
          </table:table-cell>
          <table:table-cell office:value-type="string" office:string-value="Minimo">
            <text:p>Minimo</text:p>
          </table:table-cell>
          <table:table-cell office:value-type="string" office:string-value="Maximo">
            <text:p>Maximo</text:p>
          </table:table-cell>
          <table:table-cell office:value-type="string" office:string-value="Media">
            <text:p>Media</text:p>
          </table:table-cell>
          <table:table-cell office:value-type="string" office:string-value="Desviacion">
            <text:p>Desviacion</text:p>
          </table:table-cell>
        </table:table-row>
        <table:table-row>
          <table:table-cell office:value-type="string" office:string-value="phub_100_10_1,txt">
            <text:p>phub_100_10_1,txt</text:p>
          </table:table-cell>
          <table:table-cell office:value-type="string" office:string-value="CPH">
            <text:p>CPH</text:p>
          </table:table-cell>
          <table:table-cell office:value-type="float" office:value="36.7351788828798">
            <text:p>36,73517888</text:p>
          </table:table-cell>
          <table:table-cell office:value-type="float" office:value="56.3975015927581">
            <text:p>56,39750159</text:p>
          </table:table-cell>
          <table:table-cell office:value-type="float" office:value="2.130485134">
            <text:p>2,130485134</text:p>
          </table:table-cell>
          <table:table-cell/>
          <table:table-cell office:value-type="string" office:string-value="CPH">
            <text:p>CPH</text:p>
          </table:table-cell>
          <table:table-cell office:value-type="float" office:value="0.998897358" table:formula="=min([.E2:.E21])">
            <text:p>0,998897358</text:p>
          </table:table-cell>
          <table:table-cell office:value-type="float" office:value="2.19800916" table:formula="=max([.E2:.E21])">
            <text:p>2,19800916</text:p>
          </table:table-cell>
          <table:table-cell office:value-type="float" office:value="1.5963559635" table:formula="=average([.E2:.E21])">
            <text:p>1,596355964</text:p>
          </table:table-cell>
          <table:table-cell office:value-type="float" office:value="0.584753528771293" table:formula="=stdev([.E2:.E21])">
            <text:p>0,584753529</text:p>
          </table:table-cell>
        </table:table-row>
        <table:table-row>
          <table:table-cell office:value-type="string" office:string-value="phub_100_10_2,txt">
            <text:p>phub_100_10_2,txt</text:p>
          </table:table-cell>
          <table:table-cell office:value-type="string" office:string-value="CPH">
            <text:p>CPH</text:p>
          </table:table-cell>
          <table:table-cell office:value-type="float" office:value="36.2222954946462">
            <text:p>36,22229549</text:p>
          </table:table-cell>
          <table:table-cell office:value-type="float" office:value="60.566981811722">
            <text:p>60,56698181</text:p>
          </table:table-cell>
          <table:table-cell office:value-type="float" office:value="2.123019107">
            <text:p>2,123019107</text:p>
          </table:table-cell>
          <table:table-cell/>
          <table:table-cell office:value-type="string" office:string-value="CWP">
            <text:p>CWP</text:p>
          </table:table-cell>
          <table:table-cell office:value-type="float" office:value="0.120443332" table:formula="=min([.E22:.E59])">
            <text:p>0,120443332</text:p>
          </table:table-cell>
          <table:table-cell office:value-type="float" office:value="2.798982311" table:formula="=max([.E22:.E59])">
            <text:p>2,798982311</text:p>
          </table:table-cell>
          <table:table-cell office:value-type="float" office:value="0.964665186710526" table:formula="=average([.E22:.E59])">
            <text:p>0,964665187</text:p>
          </table:table-cell>
          <table:table-cell office:value-type="float" office:value="0.675623602222265" table:formula="=stdev([.E22:.E59])">
            <text:p>0,675623602</text:p>
          </table:table-cell>
        </table:table-row>
        <table:table-row>
          <table:table-cell office:value-type="string" office:string-value="phub_100_10_3,txt">
            <text:p>phub_100_10_3,txt</text:p>
          </table:table-cell>
          <table:table-cell office:value-type="string" office:string-value="CPH">
            <text:p>CPH</text:p>
          </table:table-cell>
          <table:table-cell office:value-type="float" office:value="38.0624311914581">
            <text:p>38,06243119</text:p>
          </table:table-cell>
          <table:table-cell office:value-type="float" office:value="55.3857545703764">
            <text:p>55,38575457</text:p>
          </table:table-cell>
          <table:table-cell office:value-type="float" office:value="2.192229009">
            <text:p>2,192229009</text:p>
          </table:table-cell>
          <table:table-cell/>
          <table:table-cell office:value-type="string" office:string-value="MMDP">
            <text:p>MMDP</text:p>
          </table:table-cell>
          <table:table-cell office:value-type="float" office:value="0.130100785" table:formula="=min([.E60:.E134])">
            <text:p>0,130100785</text:p>
          </table:table-cell>
          <table:table-cell office:value-type="float" office:value="2.875851969" table:formula="=max([.E60:.E134])">
            <text:p>2,875851969</text:p>
          </table:table-cell>
          <table:table-cell office:value-type="float" office:value="0.603181432893333" table:formula="=average([.E60:.E134])">
            <text:p>0,603181433</text:p>
          </table:table-cell>
          <table:table-cell office:value-type="float" office:value="0.704427636580948" table:formula="=stdev([.E60:.E134])">
            <text:p>0,704427637</text:p>
          </table:table-cell>
        </table:table-row>
        <table:table-row>
          <table:table-cell office:value-type="string" office:string-value="phub_100_10_4,txt">
            <text:p>phub_100_10_4,txt</text:p>
          </table:table-cell>
          <table:table-cell office:value-type="string" office:string-value="CPH">
            <text:p>CPH</text:p>
          </table:table-cell>
          <table:table-cell office:value-type="float" office:value="37.131007121103">
            <text:p>37,13100712</text:p>
          </table:table-cell>
          <table:table-cell office:value-type="float" office:value="55.522637192275">
            <text:p>55,52263719</text:p>
          </table:table-cell>
          <table:table-cell office:value-type="float" office:value="2.14725688">
            <text:p>2,14725688</text:p>
          </table:table-cell>
          <table:table-cell/>
          <table:table-cell office:value-type="string" office:string-value="TSP">
            <text:p>TSP</text:p>
          </table:table-cell>
          <table:table-cell office:value-type="float" office:value="0.262228968" table:formula="=min([.E135:.E139])">
            <text:p>0,262228968</text:p>
          </table:table-cell>
          <table:table-cell office:value-type="float" office:value="0.395326921" table:formula="=max([.E135:.E139])">
            <text:p>0,395326921</text:p>
          </table:table-cell>
          <table:table-cell office:value-type="float" office:value="0.32913685575" table:formula="=average([.E135:.E139])">
            <text:p>0,329136856</text:p>
          </table:table-cell>
          <table:table-cell office:value-type="float" office:value="0.0586575776015371" table:formula="=stdev([.E135:.E139])">
            <text:p>0,058657578</text:p>
          </table:table-cell>
        </table:table-row>
        <table:table-row>
          <table:table-cell office:value-type="string" office:string-value="phub_100_10_5,txt">
            <text:p>phub_100_10_5,txt</text:p>
          </table:table-cell>
          <table:table-cell office:value-type="string" office:string-value="CPH">
            <text:p>CPH</text:p>
          </table:table-cell>
          <table:table-cell office:value-type="float" office:value="38.7847357032214">
            <text:p>38,7847357</text:p>
          </table:table-cell>
          <table:table-cell office:value-type="float" office:value="62.8011635967112">
            <text:p>62,8011636</text:p>
          </table:table-cell>
          <table:table-cell office:value-type="float" office:value="2.185076608">
            <text:p>2,185076608</text:p>
          </table:table-cell>
        </table:table-row>
        <table:table-row>
          <table:table-cell office:value-type="string" office:string-value="phub_100_10_6,txt">
            <text:p>phub_100_10_6,txt</text:p>
          </table:table-cell>
          <table:table-cell office:value-type="string" office:string-value="CPH">
            <text:p>CPH</text:p>
          </table:table-cell>
          <table:table-cell office:value-type="float" office:value="32.9519997005416">
            <text:p>32,9519997</text:p>
          </table:table-cell>
          <table:table-cell office:value-type="float" office:value="52.1246435953582">
            <text:p>52,1246436</text:p>
          </table:table-cell>
          <table:table-cell office:value-type="float" office:value="2.19800916">
            <text:p>2,19800916</text:p>
          </table:table-cell>
        </table:table-row>
        <table:table-row>
          <table:table-cell office:value-type="string" office:string-value="phub_100_10_7,txt">
            <text:p>phub_100_10_7,txt</text:p>
          </table:table-cell>
          <table:table-cell office:value-type="string" office:string-value="CPH">
            <text:p>CPH</text:p>
          </table:table-cell>
          <table:table-cell office:value-type="float" office:value="38.3219831349066">
            <text:p>38,32198313</text:p>
          </table:table-cell>
          <table:table-cell office:value-type="float" office:value="57.994337991833">
            <text:p>57,99433799</text:p>
          </table:table-cell>
          <table:table-cell office:value-type="float" office:value="2.186094026">
            <text:p>2,186094026</text:p>
          </table:table-cell>
          <table:table-cell/>
          <table:table-cell office:value-type="string" office:string-value="Problema">
            <text:p>Problema</text:p>
          </table:table-cell>
          <table:table-cell office:value-type="string" office:string-value="Centro de tiempos" table:style-name="ce1" table:number-columns-spanned="3">
            <text:p>Centro de tiempos</text:p>
          </table:table-cell>
        </table:table-row>
        <table:table-row>
          <table:table-cell office:value-type="string" office:string-value="phub_100_10_8,txt">
            <text:p>phub_100_10_8,txt</text:p>
          </table:table-cell>
          <table:table-cell office:value-type="string" office:string-value="CPH">
            <text:p>CPH</text:p>
          </table:table-cell>
          <table:table-cell office:value-type="float" office:value="39.7265757717738">
            <text:p>39,72657577</text:p>
          </table:table-cell>
          <table:table-cell office:value-type="float" office:value="59.0967950525263">
            <text:p>59,09679505</text:p>
          </table:table-cell>
          <table:table-cell office:value-type="float" office:value="2.148974834">
            <text:p>2,148974834</text:p>
          </table:table-cell>
          <table:table-cell/>
          <table:table-cell office:value-type="string" office:string-value="CPH">
            <text:p>CPH</text:p>
          </table:table-cell>
          <table:table-cell office:value-type="float" office:value="1.01160243472871" table:style-name="ce1" table:formula="=IF([.J3]&lt;[.K3];0;[.J3]-[.K3])">
            <text:p>1,011602435</text:p>
          </table:table-cell>
          <table:table-cell office:value-type="string" office:string-value="-" table:style-name="ce1">
            <text:p>-</text:p>
          </table:table-cell>
          <table:table-cell office:value-type="float" office:value="2.18110949227129" table:style-name="ce1" table:formula="=[.J3]+[.K3]">
            <text:p>2,181109492</text:p>
          </table:table-cell>
        </table:table-row>
        <table:table-row>
          <table:table-cell office:value-type="string" office:string-value="phub_100_10_9,txt">
            <text:p>phub_100_10_9,txt</text:p>
          </table:table-cell>
          <table:table-cell office:value-type="string" office:string-value="CPH">
            <text:p>CPH</text:p>
          </table:table-cell>
          <table:table-cell office:value-type="float" office:value="37.920665684071">
            <text:p>37,92066568</text:p>
          </table:table-cell>
          <table:table-cell office:value-type="float" office:value="54.756302355811">
            <text:p>54,75630236</text:p>
          </table:table-cell>
          <table:table-cell office:value-type="float" office:value="2.189640821">
            <text:p>2,189640821</text:p>
          </table:table-cell>
          <table:table-cell/>
          <table:table-cell office:value-type="string" office:string-value="CWP">
            <text:p>CWP</text:p>
          </table:table-cell>
          <table:table-cell office:value-type="float" office:value="0.289041584488262" table:style-name="ce1" table:formula="=IF([.J4]&lt;[.K4];0;[.J4]-[.K4])">
            <text:p>0,289041584</text:p>
          </table:table-cell>
          <table:table-cell office:value-type="string" office:string-value="-" table:style-name="ce1">
            <text:p>-</text:p>
          </table:table-cell>
          <table:table-cell office:value-type="float" office:value="1.64028878893279" table:style-name="ce1" table:formula="=[.J4]+[.K4]">
            <text:p>1,640288789</text:p>
          </table:table-cell>
        </table:table-row>
        <table:table-row>
          <table:table-cell office:value-type="string" office:string-value="phub_50_5_10,txt">
            <text:p>phub_50_5_10,txt</text:p>
          </table:table-cell>
          <table:table-cell office:value-type="string" office:string-value="CPH">
            <text:p>CPH</text:p>
          </table:table-cell>
          <table:table-cell office:value-type="float" office:value="38.3123873809211">
            <text:p>38,31238738</text:p>
          </table:table-cell>
          <table:table-cell office:value-type="float" office:value="61.7034753044054">
            <text:p>61,7034753</text:p>
          </table:table-cell>
          <table:table-cell office:value-type="float" office:value="0.998897358">
            <text:p>0,998897358</text:p>
          </table:table-cell>
          <table:table-cell/>
          <table:table-cell office:value-type="string" office:string-value="MMDP">
            <text:p>MMDP</text:p>
          </table:table-cell>
          <table:table-cell office:value-type="float" office:value="0" table:style-name="ce1" table:formula="=IF([.J5]&lt;[.K5];0;[.J5]-[.K5])">
            <text:p>0</text:p>
          </table:table-cell>
          <table:table-cell office:value-type="string" office:string-value="-" table:style-name="ce1">
            <text:p>-</text:p>
          </table:table-cell>
          <table:table-cell office:value-type="float" office:value="1.30760906947428" table:style-name="ce1" table:formula="=[.J5]+[.K5]">
            <text:p>1,307609069</text:p>
          </table:table-cell>
        </table:table-row>
        <table:table-row>
          <table:table-cell office:value-type="string" office:string-value="phub_50_5_1,txt">
            <text:p>phub_50_5_1,txt</text:p>
          </table:table-cell>
          <table:table-cell office:value-type="string" office:string-value="CPH">
            <text:p>CPH</text:p>
          </table:table-cell>
          <table:table-cell office:value-type="float" office:value="37.8326107155196">
            <text:p>37,83261072</text:p>
          </table:table-cell>
          <table:table-cell office:value-type="float" office:value="60.4639593205976">
            <text:p>60,46395932</text:p>
          </table:table-cell>
          <table:table-cell office:value-type="float" office:value="1.002701814">
            <text:p>1,002701814</text:p>
          </table:table-cell>
          <table:table-cell/>
          <table:table-cell office:value-type="string" office:string-value="TSP">
            <text:p>TSP</text:p>
          </table:table-cell>
          <table:table-cell office:value-type="float" office:value="0.270479278148463" table:style-name="ce1" table:formula="=IF([.J6]&lt;[.K6];0;[.J6]-[.K6])">
            <text:p>0,270479278</text:p>
          </table:table-cell>
          <table:table-cell office:value-type="string" office:string-value="-" table:style-name="ce1">
            <text:p>-</text:p>
          </table:table-cell>
          <table:table-cell office:value-type="float" office:value="0.387794433351537" table:style-name="ce1" table:formula="=[.J6]+[.K6]">
            <text:p>0,387794433</text:p>
          </table:table-cell>
        </table:table-row>
        <table:table-row>
          <table:table-cell office:value-type="string" office:string-value="phub_50_5_2,txt">
            <text:p>phub_50_5_2,txt</text:p>
          </table:table-cell>
          <table:table-cell office:value-type="string" office:string-value="CPH">
            <text:p>CPH</text:p>
          </table:table-cell>
          <table:table-cell office:value-type="float" office:value="32.8588465478092">
            <text:p>32,85884655</text:p>
          </table:table-cell>
          <table:table-cell office:value-type="float" office:value="62.8457403542581">
            <text:p>62,84574035</text:p>
          </table:table-cell>
          <table:table-cell office:value-type="float" office:value="1.023667947">
            <text:p>1,023667947</text:p>
          </table:table-cell>
        </table:table-row>
        <table:table-row>
          <table:table-cell office:value-type="string" office:string-value="phub_50_5_3,txt">
            <text:p>phub_50_5_3,txt</text:p>
          </table:table-cell>
          <table:table-cell office:value-type="string" office:string-value="CPH">
            <text:p>CPH</text:p>
          </table:table-cell>
          <table:table-cell office:value-type="float" office:value="33.5524067944775">
            <text:p>33,55240679</text:p>
          </table:table-cell>
          <table:table-cell office:value-type="float" office:value="61.4980600529784">
            <text:p>61,49806005</text:p>
          </table:table-cell>
          <table:table-cell office:value-type="float" office:value="1.01928207">
            <text:p>1,01928207</text:p>
          </table:table-cell>
        </table:table-row>
        <table:table-row>
          <table:table-cell office:value-type="string" office:string-value="phub_50_5_4,txt">
            <text:p>phub_50_5_4,txt</text:p>
          </table:table-cell>
          <table:table-cell office:value-type="string" office:string-value="CPH">
            <text:p>CPH</text:p>
          </table:table-cell>
          <table:table-cell office:value-type="float" office:value="30.4884945753984">
            <text:p>30,48849458</text:p>
          </table:table-cell>
          <table:table-cell office:value-type="float" office:value="61.7196610554323">
            <text:p>61,71966106</text:p>
          </table:table-cell>
          <table:table-cell office:value-type="float" office:value="1.08899996">
            <text:p>1,08899996</text:p>
          </table:table-cell>
        </table:table-row>
        <table:table-row>
          <table:table-cell office:value-type="string" office:string-value="phub_50_5_5,txt">
            <text:p>phub_50_5_5,txt</text:p>
          </table:table-cell>
          <table:table-cell office:value-type="string" office:string-value="CPH">
            <text:p>CPH</text:p>
          </table:table-cell>
          <table:table-cell office:value-type="float" office:value="34.8740638745084">
            <text:p>34,87406387</text:p>
          </table:table-cell>
          <table:table-cell office:value-type="float" office:value="58.6378918870163">
            <text:p>58,63789189</text:p>
          </table:table-cell>
          <table:table-cell office:value-type="float" office:value="1.004372703">
            <text:p>1,004372703</text:p>
          </table:table-cell>
        </table:table-row>
        <table:table-row>
          <table:table-cell office:value-type="string" office:string-value="phub_50_5_6,txt">
            <text:p>phub_50_5_6,txt</text:p>
          </table:table-cell>
          <table:table-cell office:value-type="string" office:string-value="CPH">
            <text:p>CPH</text:p>
          </table:table-cell>
          <table:table-cell office:value-type="float" office:value="35.1669573469172">
            <text:p>35,16695735</text:p>
          </table:table-cell>
          <table:table-cell office:value-type="float" office:value="59.8557913291977">
            <text:p>59,85579133</text:p>
          </table:table-cell>
          <table:table-cell office:value-type="float" office:value="1.021170444">
            <text:p>1,021170444</text:p>
          </table:table-cell>
        </table:table-row>
        <table:table-row>
          <table:table-cell office:value-type="string" office:string-value="phub_50_5_7,txt">
            <text:p>phub_50_5_7,txt</text:p>
          </table:table-cell>
          <table:table-cell office:value-type="string" office:string-value="CPH">
            <text:p>CPH</text:p>
          </table:table-cell>
          <table:table-cell office:value-type="float" office:value="32.2621490646426">
            <text:p>32,26214906</text:p>
          </table:table-cell>
          <table:table-cell office:value-type="float" office:value="57.3976274655242">
            <text:p>57,39762747</text:p>
          </table:table-cell>
          <table:table-cell office:value-type="float" office:value="1.054382165">
            <text:p>1,054382165</text:p>
          </table:table-cell>
        </table:table-row>
        <table:table-row>
          <table:table-cell office:value-type="string" office:string-value="phub_50_5_8,txt">
            <text:p>phub_50_5_8,txt</text:p>
          </table:table-cell>
          <table:table-cell office:value-type="string" office:string-value="CPH">
            <text:p>CPH</text:p>
          </table:table-cell>
          <table:table-cell office:value-type="float" office:value="36.3239312386199">
            <text:p>36,32393124</text:p>
          </table:table-cell>
          <table:table-cell office:value-type="float" office:value="63.0173780853059">
            <text:p>63,01737809</text:p>
          </table:table-cell>
          <table:table-cell office:value-type="float" office:value="1.041976097">
            <text:p>1,041976097</text:p>
          </table:table-cell>
        </table:table-row>
        <table:table-row>
          <table:table-cell office:value-type="string" office:string-value="phub_50_5_9,txt">
            <text:p>phub_50_5_9,txt</text:p>
          </table:table-cell>
          <table:table-cell office:value-type="string" office:string-value="CPH">
            <text:p>CPH</text:p>
          </table:table-cell>
          <table:table-cell office:value-type="float" office:value="31.7656230607002">
            <text:p>31,76562306</text:p>
          </table:table-cell>
          <table:table-cell office:value-type="float" office:value="54.8335283659468">
            <text:p>54,83352837</text:p>
          </table:table-cell>
          <table:table-cell office:value-type="float" office:value="1.014715261">
            <text:p>1,014715261</text:p>
          </table:table-cell>
        </table:table-row>
        <table:table-row>
          <table:table-cell office:value-type="string" office:string-value="arc130,mtx,rnd">
            <text:p>arc130,mtx,rnd</text:p>
          </table:table-cell>
          <table:table-cell office:value-type="string" office:string-value="CWP">
            <text:p>CWP</text:p>
          </table:table-cell>
          <table:table-cell office:value-type="float" office:value="68829">
            <text:p>68829</text:p>
          </table:table-cell>
          <table:table-cell office:value-type="float" office:value="117799">
            <text:p>117799</text:p>
          </table:table-cell>
          <table:table-cell office:value-type="float" office:value="1.17252749">
            <text:p>1,17252749</text:p>
          </table:table-cell>
        </table:table-row>
        <table:table-row>
          <table:table-cell office:value-type="string" office:string-value="ash85,mtx,rnd">
            <text:p>ash85,mtx,rnd</text:p>
          </table:table-cell>
          <table:table-cell office:value-type="string" office:string-value="CWP">
            <text:p>CWP</text:p>
          </table:table-cell>
          <table:table-cell office:value-type="float" office:value="17772">
            <text:p>17772</text:p>
          </table:table-cell>
          <table:table-cell office:value-type="float" office:value="19859">
            <text:p>19859</text:p>
          </table:table-cell>
          <table:table-cell office:value-type="float" office:value="0.433259857">
            <text:p>0,433259857</text:p>
          </table:table-cell>
        </table:table-row>
        <table:table-row>
          <table:table-cell office:value-type="string" office:string-value="bcspwr01,mtx,rnd">
            <text:p>bcspwr01,mtx,rnd</text:p>
          </table:table-cell>
          <table:table-cell office:value-type="string" office:string-value="CWP">
            <text:p>CWP</text:p>
          </table:table-cell>
          <table:table-cell office:value-type="float" office:value="1621">
            <text:p>1621</text:p>
          </table:table-cell>
          <table:table-cell office:value-type="float" office:value="2076">
            <text:p>2076</text:p>
          </table:table-cell>
          <table:table-cell office:value-type="float" office:value="0.196995718">
            <text:p>0,196995718</text:p>
          </table:table-cell>
        </table:table-row>
        <table:table-row>
          <table:table-cell office:value-type="string" office:string-value="bcspwr02,mtx,rnd">
            <text:p>bcspwr02,mtx,rnd</text:p>
          </table:table-cell>
          <table:table-cell office:value-type="string" office:string-value="CWP">
            <text:p>CWP</text:p>
          </table:table-cell>
          <table:table-cell office:value-type="float" office:value="2489">
            <text:p>2489</text:p>
          </table:table-cell>
          <table:table-cell office:value-type="float" office:value="3385">
            <text:p>3385</text:p>
          </table:table-cell>
          <table:table-cell office:value-type="float" office:value="0.210529376">
            <text:p>0,210529376</text:p>
          </table:table-cell>
        </table:table-row>
        <table:table-row>
          <table:table-cell office:value-type="string" office:string-value="bcspwr03,mtx,rnd">
            <text:p>bcspwr03,mtx,rnd</text:p>
          </table:table-cell>
          <table:table-cell office:value-type="string" office:string-value="CWP">
            <text:p>CWP</text:p>
          </table:table-cell>
          <table:table-cell office:value-type="float" office:value="19385">
            <text:p>19385</text:p>
          </table:table-cell>
          <table:table-cell office:value-type="float" office:value="22832">
            <text:p>22832</text:p>
          </table:table-cell>
          <table:table-cell office:value-type="float" office:value="0.468063145">
            <text:p>0,468063145</text:p>
          </table:table-cell>
        </table:table-row>
        <table:table-row>
          <table:table-cell office:value-type="string" office:string-value="bcsstk01,mtx,rnd">
            <text:p>bcsstk01,mtx,rnd</text:p>
          </table:table-cell>
          <table:table-cell office:value-type="string" office:string-value="CWP">
            <text:p>CWP</text:p>
          </table:table-cell>
          <table:table-cell office:value-type="float" office:value="8155">
            <text:p>8155</text:p>
          </table:table-cell>
          <table:table-cell office:value-type="float" office:value="9073">
            <text:p>9073</text:p>
          </table:table-cell>
          <table:table-cell office:value-type="float" office:value="0.293525577">
            <text:p>0,293525577</text:p>
          </table:table-cell>
        </table:table-row>
        <table:table-row>
          <table:table-cell office:value-type="string" office:string-value="bcsstk02,mtx,rnd">
            <text:p>bcsstk02,mtx,rnd</text:p>
          </table:table-cell>
          <table:table-cell office:value-type="string" office:string-value="CWP">
            <text:p>CWP</text:p>
          </table:table-cell>
          <table:table-cell office:value-type="float" office:value="143715">
            <text:p>143715</text:p>
          </table:table-cell>
          <table:table-cell office:value-type="float" office:value="143715">
            <text:p>143715</text:p>
          </table:table-cell>
          <table:table-cell office:value-type="float" office:value="1.687782707">
            <text:p>1,687782707</text:p>
          </table:table-cell>
        </table:table-row>
        <table:table-row>
          <table:table-cell office:value-type="string" office:string-value="bcsstk04,mtx,rnd">
            <text:p>bcsstk04,mtx,rnd</text:p>
          </table:table-cell>
          <table:table-cell office:value-type="string" office:string-value="CWP">
            <text:p>CWP</text:p>
          </table:table-cell>
          <table:table-cell office:value-type="float" office:value="219425">
            <text:p>219425</text:p>
          </table:table-cell>
          <table:table-cell office:value-type="float" office:value="247911">
            <text:p>247911</text:p>
          </table:table-cell>
          <table:table-cell office:value-type="float" office:value="2.415453603">
            <text:p>2,415453603</text:p>
          </table:table-cell>
        </table:table-row>
        <table:table-row>
          <table:table-cell office:value-type="string" office:string-value="bcsstk05,mtx,rnd">
            <text:p>bcsstk05,mtx,rnd</text:p>
          </table:table-cell>
          <table:table-cell office:value-type="string" office:string-value="CWP">
            <text:p>CWP</text:p>
          </table:table-cell>
          <table:table-cell office:value-type="float" office:value="165667">
            <text:p>165667</text:p>
          </table:table-cell>
          <table:table-cell office:value-type="float" office:value="182780">
            <text:p>182780</text:p>
          </table:table-cell>
          <table:table-cell office:value-type="float" office:value="1.904139768">
            <text:p>1,904139768</text:p>
          </table:table-cell>
        </table:table-row>
        <table:table-row>
          <table:table-cell office:value-type="string" office:string-value="bcsstk22,mtx,rnd">
            <text:p>bcsstk22,mtx,rnd</text:p>
          </table:table-cell>
          <table:table-cell office:value-type="string" office:string-value="CWP">
            <text:p>CWP</text:p>
          </table:table-cell>
          <table:table-cell office:value-type="float" office:value="26267">
            <text:p>26267</text:p>
          </table:table-cell>
          <table:table-cell office:value-type="float" office:value="30007">
            <text:p>30007</text:p>
          </table:table-cell>
          <table:table-cell office:value-type="float" office:value="0.545293326">
            <text:p>0,545293326</text:p>
          </table:table-cell>
        </table:table-row>
        <table:table-row>
          <table:table-cell office:value-type="string" office:string-value="can__144,mtx,rnd">
            <text:p>can__144,mtx,rnd</text:p>
          </table:table-cell>
          <table:table-cell office:value-type="string" office:string-value="CWP">
            <text:p>CWP</text:p>
          </table:table-cell>
          <table:table-cell office:value-type="float" office:value="79623">
            <text:p>79623</text:p>
          </table:table-cell>
          <table:table-cell office:value-type="float" office:value="87552">
            <text:p>87552</text:p>
          </table:table-cell>
          <table:table-cell office:value-type="float" office:value="1.091201122">
            <text:p>1,091201122</text:p>
          </table:table-cell>
        </table:table-row>
        <table:table-row>
          <table:table-cell office:value-type="string" office:string-value="can__161,mtx,rnd">
            <text:p>can__161,mtx,rnd</text:p>
          </table:table-cell>
          <table:table-cell office:value-type="string" office:string-value="CWP">
            <text:p>CWP</text:p>
          </table:table-cell>
          <table:table-cell office:value-type="float" office:value="96491">
            <text:p>96491</text:p>
          </table:table-cell>
          <table:table-cell office:value-type="float" office:value="100393">
            <text:p>100393</text:p>
          </table:table-cell>
          <table:table-cell office:value-type="float" office:value="1.256168626">
            <text:p>1,256168626</text:p>
          </table:table-cell>
        </table:table-row>
        <table:table-row>
          <table:table-cell office:value-type="string" office:string-value="curtis54,mtx,rnd">
            <text:p>curtis54,mtx,rnd</text:p>
          </table:table-cell>
          <table:table-cell office:value-type="string" office:string-value="CWP">
            <text:p>CWP</text:p>
          </table:table-cell>
          <table:table-cell office:value-type="float" office:value="6070">
            <text:p>6070</text:p>
          </table:table-cell>
          <table:table-cell office:value-type="float" office:value="7619">
            <text:p>7619</text:p>
          </table:table-cell>
          <table:table-cell office:value-type="float" office:value="0.282304804">
            <text:p>0,282304804</text:p>
          </table:table-cell>
        </table:table-row>
        <table:table-row>
          <table:table-cell office:value-type="string" office:string-value="dwt__234,mtx,rnd">
            <text:p>dwt__234,mtx,rnd</text:p>
          </table:table-cell>
          <table:table-cell office:value-type="string" office:string-value="CWP">
            <text:p>CWP</text:p>
          </table:table-cell>
          <table:table-cell office:value-type="float" office:value="16955">
            <text:p>16955</text:p>
          </table:table-cell>
          <table:table-cell office:value-type="float" office:value="21594">
            <text:p>21594</text:p>
          </table:table-cell>
          <table:table-cell office:value-type="float" office:value="0.446285302">
            <text:p>0,446285302</text:p>
          </table:table-cell>
        </table:table-row>
        <table:table-row>
          <table:table-cell office:value-type="string" office:string-value="ejemplo,txt">
            <text:p>ejemplo,txt</text:p>
          </table:table-cell>
          <table:table-cell office:value-type="string" office:string-value="CWP">
            <text:p>CWP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0.120443332">
            <text:p>0,120443332</text:p>
          </table:table-cell>
        </table:table-row>
        <table:table-row>
          <table:table-cell office:value-type="string" office:string-value="fs_183_1,mtx,rnd">
            <text:p>fs_183_1,mtx,rnd</text:p>
          </table:table-cell>
          <table:table-cell office:value-type="string" office:string-value="CWP">
            <text:p>CWP</text:p>
          </table:table-cell>
          <table:table-cell office:value-type="float" office:value="103634">
            <text:p>103634</text:p>
          </table:table-cell>
          <table:table-cell office:value-type="float" office:value="159850">
            <text:p>159850</text:p>
          </table:table-cell>
          <table:table-cell office:value-type="float" office:value="1.515355518">
            <text:p>1,515355518</text:p>
          </table:table-cell>
        </table:table-row>
        <table:table-row>
          <table:table-cell office:value-type="string" office:string-value="fs_183_3,mtx,rnd">
            <text:p>fs_183_3,mtx,rnd</text:p>
          </table:table-cell>
          <table:table-cell office:value-type="string" office:string-value="CWP">
            <text:p>CWP</text:p>
          </table:table-cell>
          <table:table-cell office:value-type="float" office:value="103634">
            <text:p>103634</text:p>
          </table:table-cell>
          <table:table-cell office:value-type="float" office:value="159850">
            <text:p>159850</text:p>
          </table:table-cell>
          <table:table-cell office:value-type="float" office:value="1.515278687">
            <text:p>1,515278687</text:p>
          </table:table-cell>
        </table:table-row>
        <table:table-row>
          <table:table-cell office:value-type="string" office:string-value="fs_183_4,mtx,rnd">
            <text:p>fs_183_4,mtx,rnd</text:p>
          </table:table-cell>
          <table:table-cell office:value-type="string" office:string-value="CWP">
            <text:p>CWP</text:p>
          </table:table-cell>
          <table:table-cell office:value-type="float" office:value="103634">
            <text:p>103634</text:p>
          </table:table-cell>
          <table:table-cell office:value-type="float" office:value="159850">
            <text:p>159850</text:p>
          </table:table-cell>
          <table:table-cell office:value-type="float" office:value="1.519779263">
            <text:p>1,519779263</text:p>
          </table:table-cell>
        </table:table-row>
        <table:table-row>
          <table:table-cell office:value-type="string" office:string-value="fs_183_6,mtx,rnd">
            <text:p>fs_183_6,mtx,rnd</text:p>
          </table:table-cell>
          <table:table-cell office:value-type="string" office:string-value="CWP">
            <text:p>CWP</text:p>
          </table:table-cell>
          <table:table-cell office:value-type="float" office:value="103634">
            <text:p>103634</text:p>
          </table:table-cell>
          <table:table-cell office:value-type="float" office:value="159850">
            <text:p>159850</text:p>
          </table:table-cell>
          <table:table-cell office:value-type="float" office:value="1.508786244">
            <text:p>1,508786244</text:p>
          </table:table-cell>
        </table:table-row>
        <table:table-row>
          <table:table-cell office:value-type="string" office:string-value="gent113,mtx,rnd">
            <text:p>gent113,mtx,rnd</text:p>
          </table:table-cell>
          <table:table-cell office:value-type="string" office:string-value="CWP">
            <text:p>CWP</text:p>
          </table:table-cell>
          <table:table-cell office:value-type="float" office:value="52768">
            <text:p>52768</text:p>
          </table:table-cell>
          <table:table-cell office:value-type="float" office:value="62865">
            <text:p>62865</text:p>
          </table:table-cell>
          <table:table-cell office:value-type="float" office:value="0.819158869">
            <text:p>0,819158869</text:p>
          </table:table-cell>
        </table:table-row>
        <table:table-row>
          <table:table-cell office:value-type="string" office:string-value="gre__115,mtx,rnd">
            <text:p>gre__115,mtx,rnd</text:p>
          </table:table-cell>
          <table:table-cell office:value-type="string" office:string-value="CWP">
            <text:p>CWP</text:p>
          </table:table-cell>
          <table:table-cell office:value-type="float" office:value="29015">
            <text:p>29015</text:p>
          </table:table-cell>
          <table:table-cell office:value-type="float" office:value="33117">
            <text:p>33117</text:p>
          </table:table-cell>
          <table:table-cell office:value-type="float" office:value="0.57241893">
            <text:p>0,57241893</text:p>
          </table:table-cell>
        </table:table-row>
        <table:table-row>
          <table:table-cell office:value-type="string" office:string-value="gre__185,mtx,rnd">
            <text:p>gre__185,mtx,rnd</text:p>
          </table:table-cell>
          <table:table-cell office:value-type="string" office:string-value="CWP">
            <text:p>CWP</text:p>
          </table:table-cell>
          <table:table-cell office:value-type="float" office:value="118067">
            <text:p>118067</text:p>
          </table:table-cell>
          <table:table-cell office:value-type="float" office:value="123800">
            <text:p>123800</text:p>
          </table:table-cell>
          <table:table-cell office:value-type="float" office:value="1.471493554">
            <text:p>1,471493554</text:p>
          </table:table-cell>
        </table:table-row>
        <table:table-row>
          <table:table-cell office:value-type="string" office:string-value="ibm32,mtx,rnd">
            <text:p>ibm32,mtx,rnd</text:p>
          </table:table-cell>
          <table:table-cell office:value-type="string" office:string-value="CWP">
            <text:p>CWP</text:p>
          </table:table-cell>
          <table:table-cell office:value-type="float" office:value="2713">
            <text:p>2713</text:p>
          </table:table-cell>
          <table:table-cell office:value-type="float" office:value="3257">
            <text:p>3257</text:p>
          </table:table-cell>
          <table:table-cell office:value-type="float" office:value="0.205724141">
            <text:p>0,205724141</text:p>
          </table:table-cell>
        </table:table-row>
        <table:table-row>
          <table:table-cell office:value-type="string" office:string-value="impcol_b,mtx,rnd">
            <text:p>impcol_b,mtx,rnd</text:p>
          </table:table-cell>
          <table:table-cell office:value-type="string" office:string-value="CWP">
            <text:p>CWP</text:p>
          </table:table-cell>
          <table:table-cell office:value-type="float" office:value="15194">
            <text:p>15194</text:p>
          </table:table-cell>
          <table:table-cell office:value-type="float" office:value="18562">
            <text:p>18562</text:p>
          </table:table-cell>
          <table:table-cell office:value-type="float" office:value="0.387255719">
            <text:p>0,387255719</text:p>
          </table:table-cell>
        </table:table-row>
        <table:table-row>
          <table:table-cell office:value-type="string" office:string-value="impcol_c,mtx,rnd">
            <text:p>impcol_c,mtx,rnd</text:p>
          </table:table-cell>
          <table:table-cell office:value-type="string" office:string-value="CWP">
            <text:p>CWP</text:p>
          </table:table-cell>
          <table:table-cell office:value-type="float" office:value="44701">
            <text:p>44701</text:p>
          </table:table-cell>
          <table:table-cell office:value-type="float" office:value="52711">
            <text:p>52711</text:p>
          </table:table-cell>
          <table:table-cell office:value-type="float" office:value="0.766180796">
            <text:p>0,766180796</text:p>
          </table:table-cell>
        </table:table-row>
        <table:table-row>
          <table:table-cell office:value-type="string" office:string-value="lns__131,mtx,rnd">
            <text:p>lns__131,mtx,rnd</text:p>
          </table:table-cell>
          <table:table-cell office:value-type="string" office:string-value="CWP">
            <text:p>CWP</text:p>
          </table:table-cell>
          <table:table-cell office:value-type="float" office:value="28964">
            <text:p>28964</text:p>
          </table:table-cell>
          <table:table-cell office:value-type="float" office:value="38782">
            <text:p>38782</text:p>
          </table:table-cell>
          <table:table-cell office:value-type="float" office:value="0.608851283">
            <text:p>0,608851283</text:p>
          </table:table-cell>
        </table:table-row>
        <table:table-row>
          <table:table-cell office:value-type="string" office:string-value="lund_a,mtx,rnd">
            <text:p>lund_a,mtx,rnd</text:p>
          </table:table-cell>
          <table:table-cell office:value-type="string" office:string-value="CWP">
            <text:p>CWP</text:p>
          </table:table-cell>
          <table:table-cell office:value-type="float" office:value="161935">
            <text:p>161935</text:p>
          </table:table-cell>
          <table:table-cell office:value-type="float" office:value="177728">
            <text:p>177728</text:p>
          </table:table-cell>
          <table:table-cell office:value-type="float" office:value="1.848824392">
            <text:p>1,848824392</text:p>
          </table:table-cell>
        </table:table-row>
        <table:table-row>
          <table:table-cell office:value-type="string" office:string-value="lund_b,mtx,rnd">
            <text:p>lund_b,mtx,rnd</text:p>
          </table:table-cell>
          <table:table-cell office:value-type="string" office:string-value="CWP">
            <text:p>CWP</text:p>
          </table:table-cell>
          <table:table-cell office:value-type="float" office:value="161460">
            <text:p>161460</text:p>
          </table:table-cell>
          <table:table-cell office:value-type="float" office:value="177300">
            <text:p>177300</text:p>
          </table:table-cell>
          <table:table-cell office:value-type="float" office:value="1.84563745">
            <text:p>1,84563745</text:p>
          </table:table-cell>
        </table:table-row>
        <table:table-row>
          <table:table-cell office:value-type="string" office:string-value="mcca,mtx,rnd">
            <text:p>mcca,mtx,rnd</text:p>
          </table:table-cell>
          <table:table-cell office:value-type="string" office:string-value="CWP">
            <text:p>CWP</text:p>
          </table:table-cell>
          <table:table-cell office:value-type="float" office:value="250329">
            <text:p>250329</text:p>
          </table:table-cell>
          <table:table-cell office:value-type="float" office:value="314448">
            <text:p>314448</text:p>
          </table:table-cell>
          <table:table-cell office:value-type="float" office:value="2.798982311">
            <text:p>2,798982311</text:p>
          </table:table-cell>
        </table:table-row>
        <table:table-row>
          <table:table-cell office:value-type="string" office:string-value="nos1,mtx,rnd">
            <text:p>nos1,mtx,rnd</text:p>
          </table:table-cell>
          <table:table-cell office:value-type="string" office:string-value="CWP">
            <text:p>CWP</text:p>
          </table:table-cell>
          <table:table-cell office:value-type="float" office:value="49102">
            <text:p>49102</text:p>
          </table:table-cell>
          <table:table-cell office:value-type="float" office:value="50144">
            <text:p>50144</text:p>
          </table:table-cell>
          <table:table-cell office:value-type="float" office:value="0.804117746">
            <text:p>0,804117746</text:p>
          </table:table-cell>
        </table:table-row>
        <table:table-row>
          <table:table-cell office:value-type="string" office:string-value="nos4,mtx,rnd">
            <text:p>nos4,mtx,rnd</text:p>
          </table:table-cell>
          <table:table-cell office:value-type="string" office:string-value="CWP">
            <text:p>CWP</text:p>
          </table:table-cell>
          <table:table-cell office:value-type="float" office:value="23762">
            <text:p>23762</text:p>
          </table:table-cell>
          <table:table-cell office:value-type="float" office:value="26672">
            <text:p>26672</text:p>
          </table:table-cell>
          <table:table-cell office:value-type="float" office:value="0.513739619">
            <text:p>0,513739619</text:p>
          </table:table-cell>
        </table:table-row>
        <table:table-row>
          <table:table-cell office:value-type="string" office:string-value="pores_1,mtx,rnd">
            <text:p>pores_1,mtx,rnd</text:p>
          </table:table-cell>
          <table:table-cell office:value-type="string" office:string-value="CWP">
            <text:p>CWP</text:p>
          </table:table-cell>
          <table:table-cell office:value-type="float" office:value="3015">
            <text:p>3015</text:p>
          </table:table-cell>
          <table:table-cell office:value-type="float" office:value="3397">
            <text:p>3397</text:p>
          </table:table-cell>
          <table:table-cell office:value-type="float" office:value="0.207827404">
            <text:p>0,207827404</text:p>
          </table:table-cell>
        </table:table-row>
        <table:table-row>
          <table:table-cell office:value-type="string" office:string-value="steam3,mtx,rnd">
            <text:p>steam3,mtx,rnd</text:p>
          </table:table-cell>
          <table:table-cell office:value-type="string" office:string-value="CWP">
            <text:p>CWP</text:p>
          </table:table-cell>
          <table:table-cell office:value-type="float" office:value="33652">
            <text:p>33652</text:p>
          </table:table-cell>
          <table:table-cell office:value-type="float" office:value="35168">
            <text:p>35168</text:p>
          </table:table-cell>
          <table:table-cell office:value-type="float" office:value="0.583494176">
            <text:p>0,583494176</text:p>
          </table:table-cell>
        </table:table-row>
        <table:table-row>
          <table:table-cell office:value-type="string" office:string-value="west0132,mtx,rnd">
            <text:p>west0132,mtx,rnd</text:p>
          </table:table-cell>
          <table:table-cell office:value-type="string" office:string-value="CWP">
            <text:p>CWP</text:p>
          </table:table-cell>
          <table:table-cell office:value-type="float" office:value="49667">
            <text:p>49667</text:p>
          </table:table-cell>
          <table:table-cell office:value-type="float" office:value="57864">
            <text:p>57864</text:p>
          </table:table-cell>
          <table:table-cell office:value-type="float" office:value="0.817139254">
            <text:p>0,817139254</text:p>
          </table:table-cell>
        </table:table-row>
        <table:table-row>
          <table:table-cell office:value-type="string" office:string-value="west0156,mtx,rnd">
            <text:p>west0156,mtx,rnd</text:p>
          </table:table-cell>
          <table:table-cell office:value-type="string" office:string-value="CWP">
            <text:p>CWP</text:p>
          </table:table-cell>
          <table:table-cell office:value-type="float" office:value="56060">
            <text:p>56060</text:p>
          </table:table-cell>
          <table:table-cell office:value-type="float" office:value="61184">
            <text:p>61184</text:p>
          </table:table-cell>
          <table:table-cell office:value-type="float" office:value="0.867656442">
            <text:p>0,867656442</text:p>
          </table:table-cell>
        </table:table-row>
        <table:table-row>
          <table:table-cell office:value-type="string" office:string-value="west0167,mtx,rnd">
            <text:p>west0167,mtx,rnd</text:p>
          </table:table-cell>
          <table:table-cell office:value-type="string" office:string-value="CWP">
            <text:p>CWP</text:p>
          </table:table-cell>
          <table:table-cell office:value-type="float" office:value="76640">
            <text:p>76640</text:p>
          </table:table-cell>
          <table:table-cell office:value-type="float" office:value="87136">
            <text:p>87136</text:p>
          </table:table-cell>
          <table:table-cell office:value-type="float" office:value="1.104808636">
            <text:p>1,104808636</text:p>
          </table:table-cell>
        </table:table-row>
        <table:table-row>
          <table:table-cell office:value-type="string" office:string-value="will199,mtx,rnd">
            <text:p>will199,mtx,rnd</text:p>
          </table:table-cell>
          <table:table-cell office:value-type="string" office:string-value="CWP">
            <text:p>CWP</text:p>
          </table:table-cell>
          <table:table-cell office:value-type="float" office:value="127130">
            <text:p>127130</text:p>
          </table:table-cell>
          <table:table-cell office:value-type="float" office:value="136528">
            <text:p>136528</text:p>
          </table:table-cell>
          <table:table-cell office:value-type="float" office:value="1.570681919">
            <text:p>1,570681919</text:p>
          </table:table-cell>
        </table:table-row>
        <table:table-row>
          <table:table-cell office:value-type="string" office:string-value="will57,mtx,rnd">
            <text:p>will57,mtx,rnd</text:p>
          </table:table-cell>
          <table:table-cell office:value-type="string" office:string-value="CWP">
            <text:p>CWP</text:p>
          </table:table-cell>
          <table:table-cell office:value-type="float" office:value="6492">
            <text:p>6492</text:p>
          </table:table-cell>
          <table:table-cell office:value-type="float" office:value="8150">
            <text:p>8150</text:p>
          </table:table-cell>
          <table:table-cell office:value-type="float" office:value="0.280110989">
            <text:p>0,280110989</text:p>
          </table:table-cell>
        </table:table-row>
        <table:table-row>
          <table:table-cell office:value-type="string" office:string-value="GKD-Ia_10_n10_m3,txt">
            <text:p>GKD-Ia_10_n10_m3,txt</text:p>
          </table:table-cell>
          <table:table-cell office:value-type="string" office:string-value="MMDP">
            <text:p>MMDP</text:p>
          </table:table-cell>
          <table:table-cell office:value-type="float" office:value="265.16761">
            <text:p>265,16761</text:p>
          </table:table-cell>
          <table:table-cell office:value-type="float" office:value="435.71251">
            <text:p>435,71251</text:p>
          </table:table-cell>
          <table:table-cell office:value-type="float" office:value="0.169891835">
            <text:p>0,169891835</text:p>
          </table:table-cell>
        </table:table-row>
        <table:table-row>
          <table:table-cell office:value-type="string" office:string-value="GKD-Ia_11_n10_m4,txt">
            <text:p>GKD-Ia_11_n10_m4,txt</text:p>
          </table:table-cell>
          <table:table-cell office:value-type="string" office:string-value="MMDP">
            <text:p>MMDP</text:p>
          </table:table-cell>
          <table:table-cell office:value-type="float" office:value="350.1142">
            <text:p>350,1142</text:p>
          </table:table-cell>
          <table:table-cell office:value-type="float" office:value="649.72168">
            <text:p>649,72168</text:p>
          </table:table-cell>
          <table:table-cell office:value-type="float" office:value="0.189083559">
            <text:p>0,189083559</text:p>
          </table:table-cell>
        </table:table-row>
        <table:table-row>
          <table:table-cell office:value-type="string" office:string-value="GKD-Ia_12_n10_m4,txt">
            <text:p>GKD-Ia_12_n10_m4,txt</text:p>
          </table:table-cell>
          <table:table-cell office:value-type="string" office:string-value="MMDP">
            <text:p>MMDP</text:p>
          </table:table-cell>
          <table:table-cell office:value-type="float" office:value="776.95285">
            <text:p>776,95285</text:p>
          </table:table-cell>
          <table:table-cell office:value-type="float" office:value="1123.19702">
            <text:p>1123,19702</text:p>
          </table:table-cell>
          <table:table-cell office:value-type="float" office:value="0.179702874">
            <text:p>0,179702874</text:p>
          </table:table-cell>
        </table:table-row>
        <table:table-row>
          <table:table-cell office:value-type="string" office:string-value="GKD-Ia_13_n10_m4,txt">
            <text:p>GKD-Ia_13_n10_m4,txt</text:p>
          </table:table-cell>
          <table:table-cell office:value-type="string" office:string-value="MMDP">
            <text:p>MMDP</text:p>
          </table:table-cell>
          <table:table-cell office:value-type="float" office:value="383.61284">
            <text:p>383,61284</text:p>
          </table:table-cell>
          <table:table-cell office:value-type="float" office:value="733.4334">
            <text:p>733,4334</text:p>
          </table:table-cell>
          <table:table-cell office:value-type="float" office:value="0.190960997">
            <text:p>0,190960997</text:p>
          </table:table-cell>
        </table:table-row>
        <table:table-row>
          <table:table-cell office:value-type="string" office:string-value="GKD-Ia_14_n10_m4,txt">
            <text:p>GKD-Ia_14_n10_m4,txt</text:p>
          </table:table-cell>
          <table:table-cell office:value-type="string" office:string-value="MMDP">
            <text:p>MMDP</text:p>
          </table:table-cell>
          <table:table-cell office:value-type="float" office:value="733.74015">
            <text:p>733,74015</text:p>
          </table:table-cell>
          <table:table-cell office:value-type="float" office:value="999.46989">
            <text:p>999,46989</text:p>
          </table:table-cell>
          <table:table-cell office:value-type="float" office:value="0.181046847">
            <text:p>0,181046847</text:p>
          </table:table-cell>
        </table:table-row>
        <table:table-row>
          <table:table-cell office:value-type="string" office:string-value="GKD-Ia_15_n10_m4,txt">
            <text:p>GKD-Ia_15_n10_m4,txt</text:p>
          </table:table-cell>
          <table:table-cell office:value-type="string" office:string-value="MMDP">
            <text:p>MMDP</text:p>
          </table:table-cell>
          <table:table-cell office:value-type="float" office:value="940.19218">
            <text:p>940,19218</text:p>
          </table:table-cell>
          <table:table-cell office:value-type="float" office:value="1206.12429">
            <text:p>1206,12429</text:p>
          </table:table-cell>
          <table:table-cell office:value-type="float" office:value="0.18473328">
            <text:p>0,18473328</text:p>
          </table:table-cell>
        </table:table-row>
        <table:table-row>
          <table:table-cell office:value-type="string" office:string-value="GKD-Ia_16_n10_m6,txt">
            <text:p>GKD-Ia_16_n10_m6,txt</text:p>
          </table:table-cell>
          <table:table-cell office:value-type="string" office:string-value="MMDP">
            <text:p>MMDP</text:p>
          </table:table-cell>
          <table:table-cell office:value-type="float" office:value="1747.30019">
            <text:p>1747,30019</text:p>
          </table:table-cell>
          <table:table-cell office:value-type="float" office:value="2065.47879">
            <text:p>2065,47879</text:p>
          </table:table-cell>
          <table:table-cell office:value-type="float" office:value="0.272718439">
            <text:p>0,272718439</text:p>
          </table:table-cell>
        </table:table-row>
        <table:table-row>
          <table:table-cell office:value-type="string" office:string-value="GKD-Ia_17_n10_m6,txt">
            <text:p>GKD-Ia_17_n10_m6,txt</text:p>
          </table:table-cell>
          <table:table-cell office:value-type="string" office:string-value="MMDP">
            <text:p>MMDP</text:p>
          </table:table-cell>
          <table:table-cell office:value-type="float" office:value="2048.27003">
            <text:p>2048,27003</text:p>
          </table:table-cell>
          <table:table-cell office:value-type="float" office:value="2349.91717">
            <text:p>2349,91717</text:p>
          </table:table-cell>
          <table:table-cell office:value-type="float" office:value="0.268272895">
            <text:p>0,268272895</text:p>
          </table:table-cell>
        </table:table-row>
        <table:table-row>
          <table:table-cell office:value-type="string" office:string-value="GKD-Ia_18_n10_m6,txt">
            <text:p>GKD-Ia_18_n10_m6,txt</text:p>
          </table:table-cell>
          <table:table-cell office:value-type="string" office:string-value="MMDP">
            <text:p>MMDP</text:p>
          </table:table-cell>
          <table:table-cell office:value-type="float" office:value="1456.50312">
            <text:p>1456,50312</text:p>
          </table:table-cell>
          <table:table-cell office:value-type="float" office:value="1816.34248">
            <text:p>1816,34248</text:p>
          </table:table-cell>
          <table:table-cell office:value-type="float" office:value="0.279590208">
            <text:p>0,279590208</text:p>
          </table:table-cell>
        </table:table-row>
        <table:table-row>
          <table:table-cell office:value-type="string" office:string-value="GKD-Ia_19_n10_m6,txt">
            <text:p>GKD-Ia_19_n10_m6,txt</text:p>
          </table:table-cell>
          <table:table-cell office:value-type="string" office:string-value="MMDP">
            <text:p>MMDP</text:p>
          </table:table-cell>
          <table:table-cell office:value-type="float" office:value="2056.82077">
            <text:p>2056,82077</text:p>
          </table:table-cell>
          <table:table-cell office:value-type="float" office:value="2434.58108">
            <text:p>2434,58108</text:p>
          </table:table-cell>
          <table:table-cell office:value-type="float" office:value="0.278354694">
            <text:p>0,278354694</text:p>
          </table:table-cell>
        </table:table-row>
        <table:table-row>
          <table:table-cell office:value-type="string" office:string-value="GKD-Ia_1_n10_m2,txt">
            <text:p>GKD-Ia_1_n10_m2,txt</text:p>
          </table:table-cell>
          <table:table-cell office:value-type="string" office:string-value="MMDP">
            <text:p>MMDP</text:p>
          </table:table-cell>
          <table:table-cell office:value-type="float" office:value="108.77892">
            <text:p>108,77892</text:p>
          </table:table-cell>
          <table:table-cell office:value-type="float" office:value="199.05042">
            <text:p>199,05042</text:p>
          </table:table-cell>
          <table:table-cell office:value-type="float" office:value="0.138581612">
            <text:p>0,138581612</text:p>
          </table:table-cell>
        </table:table-row>
        <table:table-row>
          <table:table-cell office:value-type="string" office:string-value="GKD-Ia_20_n10_m6,txt">
            <text:p>GKD-Ia_20_n10_m6,txt</text:p>
          </table:table-cell>
          <table:table-cell office:value-type="string" office:string-value="MMDP">
            <text:p>MMDP</text:p>
          </table:table-cell>
          <table:table-cell office:value-type="float" office:value="959.91691">
            <text:p>959,91691</text:p>
          </table:table-cell>
          <table:table-cell office:value-type="float" office:value="1302.12705">
            <text:p>1302,12705</text:p>
          </table:table-cell>
          <table:table-cell office:value-type="float" office:value="0.276948495">
            <text:p>0,276948495</text:p>
          </table:table-cell>
        </table:table-row>
        <table:table-row>
          <table:table-cell office:value-type="string" office:string-value="GKD-Ia_21_n10_m8,txt">
            <text:p>GKD-Ia_21_n10_m8,txt</text:p>
          </table:table-cell>
          <table:table-cell office:value-type="string" office:string-value="MMDP">
            <text:p>MMDP</text:p>
          </table:table-cell>
          <table:table-cell office:value-type="float" office:value="4881.07976">
            <text:p>4881,07976</text:p>
          </table:table-cell>
          <table:table-cell office:value-type="float" office:value="5140.49242">
            <text:p>5140,49242</text:p>
          </table:table-cell>
          <table:table-cell office:value-type="float" office:value="0.412071142">
            <text:p>0,412071142</text:p>
          </table:table-cell>
        </table:table-row>
        <table:table-row>
          <table:table-cell office:value-type="string" office:string-value="GKD-Ia_22_n10_m8,txt">
            <text:p>GKD-Ia_22_n10_m8,txt</text:p>
          </table:table-cell>
          <table:table-cell office:value-type="string" office:string-value="MMDP">
            <text:p>MMDP</text:p>
          </table:table-cell>
          <table:table-cell office:value-type="float" office:value="2989.03319">
            <text:p>2989,03319</text:p>
          </table:table-cell>
          <table:table-cell office:value-type="float" office:value="3328.04804">
            <text:p>3328,04804</text:p>
          </table:table-cell>
          <table:table-cell office:value-type="float" office:value="0.402676506">
            <text:p>0,402676506</text:p>
          </table:table-cell>
        </table:table-row>
        <table:table-row>
          <table:table-cell office:value-type="string" office:string-value="GKD-Ia_23_n10_m8,txt">
            <text:p>GKD-Ia_23_n10_m8,txt</text:p>
          </table:table-cell>
          <table:table-cell office:value-type="string" office:string-value="MMDP">
            <text:p>MMDP</text:p>
          </table:table-cell>
          <table:table-cell office:value-type="float" office:value="2461.94605">
            <text:p>2461,94605</text:p>
          </table:table-cell>
          <table:table-cell office:value-type="float" office:value="2668.90081">
            <text:p>2668,90081</text:p>
          </table:table-cell>
          <table:table-cell office:value-type="float" office:value="0.398332794">
            <text:p>0,398332794</text:p>
          </table:table-cell>
        </table:table-row>
        <table:table-row>
          <table:table-cell office:value-type="string" office:string-value="GKD-Ia_24_n10_m8,txt">
            <text:p>GKD-Ia_24_n10_m8,txt</text:p>
          </table:table-cell>
          <table:table-cell office:value-type="string" office:string-value="MMDP">
            <text:p>MMDP</text:p>
          </table:table-cell>
          <table:table-cell office:value-type="float" office:value="3129.21646">
            <text:p>3129,21646</text:p>
          </table:table-cell>
          <table:table-cell office:value-type="float" office:value="3457.98568">
            <text:p>3457,98568</text:p>
          </table:table-cell>
          <table:table-cell office:value-type="float" office:value="0.395363276">
            <text:p>0,395363276</text:p>
          </table:table-cell>
        </table:table-row>
        <table:table-row>
          <table:table-cell office:value-type="string" office:string-value="GKD-Ia_25_n10_m8,txt">
            <text:p>GKD-Ia_25_n10_m8,txt</text:p>
          </table:table-cell>
          <table:table-cell office:value-type="string" office:string-value="MMDP">
            <text:p>MMDP</text:p>
          </table:table-cell>
          <table:table-cell office:value-type="float" office:value="3301.56842">
            <text:p>3301,56842</text:p>
          </table:table-cell>
          <table:table-cell office:value-type="float" office:value="3612.46857">
            <text:p>3612,46857</text:p>
          </table:table-cell>
          <table:table-cell office:value-type="float" office:value="0.385177356">
            <text:p>0,385177356</text:p>
          </table:table-cell>
        </table:table-row>
        <table:table-row>
          <table:table-cell office:value-type="string" office:string-value="GKD-Ia_26_n15_m3,txt">
            <text:p>GKD-Ia_26_n15_m3,txt</text:p>
          </table:table-cell>
          <table:table-cell office:value-type="string" office:string-value="MMDP">
            <text:p>MMDP</text:p>
          </table:table-cell>
          <table:table-cell office:value-type="float" office:value="74.14384">
            <text:p>74,14384</text:p>
          </table:table-cell>
          <table:table-cell office:value-type="float" office:value="332.76655">
            <text:p>332,76655</text:p>
          </table:table-cell>
          <table:table-cell office:value-type="float" office:value="0.156673816">
            <text:p>0,156673816</text:p>
          </table:table-cell>
        </table:table-row>
        <table:table-row>
          <table:table-cell office:value-type="string" office:string-value="GKD-Ia_27_n15_m3,txt">
            <text:p>GKD-Ia_27_n15_m3,txt</text:p>
          </table:table-cell>
          <table:table-cell office:value-type="string" office:string-value="MMDP">
            <text:p>MMDP</text:p>
          </table:table-cell>
          <table:table-cell office:value-type="float" office:value="367.02617">
            <text:p>367,02617</text:p>
          </table:table-cell>
          <table:table-cell office:value-type="float" office:value="670.80497">
            <text:p>670,80497</text:p>
          </table:table-cell>
          <table:table-cell office:value-type="float" office:value="0.163425907">
            <text:p>0,163425907</text:p>
          </table:table-cell>
        </table:table-row>
        <table:table-row>
          <table:table-cell office:value-type="string" office:string-value="GKD-Ia_28_n15_m3,txt">
            <text:p>GKD-Ia_28_n15_m3,txt</text:p>
          </table:table-cell>
          <table:table-cell office:value-type="string" office:string-value="MMDP">
            <text:p>MMDP</text:p>
          </table:table-cell>
          <table:table-cell office:value-type="float" office:value="350.3246">
            <text:p>350,3246</text:p>
          </table:table-cell>
          <table:table-cell office:value-type="float" office:value="625.14846">
            <text:p>625,14846</text:p>
          </table:table-cell>
          <table:table-cell office:value-type="float" office:value="0.163601012">
            <text:p>0,163601012</text:p>
          </table:table-cell>
        </table:table-row>
        <table:table-row>
          <table:table-cell office:value-type="string" office:string-value="GKD-Ia_29_n15_m3,txt">
            <text:p>GKD-Ia_29_n15_m3,txt</text:p>
          </table:table-cell>
          <table:table-cell office:value-type="string" office:string-value="MMDP">
            <text:p>MMDP</text:p>
          </table:table-cell>
          <table:table-cell office:value-type="float" office:value="271.06187">
            <text:p>271,06187</text:p>
          </table:table-cell>
          <table:table-cell office:value-type="float" office:value="487.64062">
            <text:p>487,64062</text:p>
          </table:table-cell>
          <table:table-cell office:value-type="float" office:value="0.163698051">
            <text:p>0,163698051</text:p>
          </table:table-cell>
        </table:table-row>
        <table:table-row>
          <table:table-cell office:value-type="string" office:string-value="GKD-Ia_2_n10_m2,txt">
            <text:p>GKD-Ia_2_n10_m2,txt</text:p>
          </table:table-cell>
          <table:table-cell office:value-type="string" office:string-value="MMDP">
            <text:p>MMDP</text:p>
          </table:table-cell>
          <table:table-cell office:value-type="float" office:value="84.84251">
            <text:p>84,84251</text:p>
          </table:table-cell>
          <table:table-cell office:value-type="float" office:value="191.44179">
            <text:p>191,44179</text:p>
          </table:table-cell>
          <table:table-cell office:value-type="float" office:value="0.131155476">
            <text:p>0,131155476</text:p>
          </table:table-cell>
        </table:table-row>
        <table:table-row>
          <table:table-cell office:value-type="string" office:string-value="GKD-Ia_30_n15_m3,txt">
            <text:p>GKD-Ia_30_n15_m3,txt</text:p>
          </table:table-cell>
          <table:table-cell office:value-type="string" office:string-value="MMDP">
            <text:p>MMDP</text:p>
          </table:table-cell>
          <table:table-cell office:value-type="float" office:value="288.37361">
            <text:p>288,37361</text:p>
          </table:table-cell>
          <table:table-cell office:value-type="float" office:value="575.13625">
            <text:p>575,13625</text:p>
          </table:table-cell>
          <table:table-cell office:value-type="float" office:value="0.173195737">
            <text:p>0,173195737</text:p>
          </table:table-cell>
        </table:table-row>
        <table:table-row>
          <table:table-cell office:value-type="string" office:string-value="GKD-Ia_31_n15_m4,txt">
            <text:p>GKD-Ia_31_n15_m4,txt</text:p>
          </table:table-cell>
          <table:table-cell office:value-type="string" office:string-value="MMDP">
            <text:p>MMDP</text:p>
          </table:table-cell>
          <table:table-cell office:value-type="float" office:value="179.17148">
            <text:p>179,17148</text:p>
          </table:table-cell>
          <table:table-cell office:value-type="float" office:value="581.04677">
            <text:p>581,04677</text:p>
          </table:table-cell>
          <table:table-cell office:value-type="float" office:value="0.18111486">
            <text:p>0,18111486</text:p>
          </table:table-cell>
        </table:table-row>
        <table:table-row>
          <table:table-cell office:value-type="string" office:string-value="GKD-Ia_32_n15_m4,txt">
            <text:p>GKD-Ia_32_n15_m4,txt</text:p>
          </table:table-cell>
          <table:table-cell office:value-type="string" office:string-value="MMDP">
            <text:p>MMDP</text:p>
          </table:table-cell>
          <table:table-cell office:value-type="float" office:value="433.53287">
            <text:p>433,53287</text:p>
          </table:table-cell>
          <table:table-cell office:value-type="float" office:value="805.51244">
            <text:p>805,51244</text:p>
          </table:table-cell>
          <table:table-cell office:value-type="float" office:value="0.207252802">
            <text:p>0,207252802</text:p>
          </table:table-cell>
        </table:table-row>
        <table:table-row>
          <table:table-cell office:value-type="string" office:string-value="GKD-Ia_33_n15_m4,txt">
            <text:p>GKD-Ia_33_n15_m4,txt</text:p>
          </table:table-cell>
          <table:table-cell office:value-type="string" office:string-value="MMDP">
            <text:p>MMDP</text:p>
          </table:table-cell>
          <table:table-cell office:value-type="float" office:value="794.66245">
            <text:p>794,66245</text:p>
          </table:table-cell>
          <table:table-cell office:value-type="float" office:value="1185.69686">
            <text:p>1185,69686</text:p>
          </table:table-cell>
          <table:table-cell office:value-type="float" office:value="0.190601787">
            <text:p>0,190601787</text:p>
          </table:table-cell>
        </table:table-row>
        <table:table-row>
          <table:table-cell office:value-type="string" office:string-value="GKD-Ia_34_n15_m4,txt">
            <text:p>GKD-Ia_34_n15_m4,txt</text:p>
          </table:table-cell>
          <table:table-cell office:value-type="string" office:string-value="MMDP">
            <text:p>MMDP</text:p>
          </table:table-cell>
          <table:table-cell office:value-type="float" office:value="515.41511">
            <text:p>515,41511</text:p>
          </table:table-cell>
          <table:table-cell office:value-type="float" office:value="844.09081">
            <text:p>844,09081</text:p>
          </table:table-cell>
          <table:table-cell office:value-type="float" office:value="0.187798245">
            <text:p>0,187798245</text:p>
          </table:table-cell>
        </table:table-row>
        <table:table-row>
          <table:table-cell office:value-type="string" office:string-value="GKD-Ia_35_n15_m4,txt">
            <text:p>GKD-Ia_35_n15_m4,txt</text:p>
          </table:table-cell>
          <table:table-cell office:value-type="string" office:string-value="MMDP">
            <text:p>MMDP</text:p>
          </table:table-cell>
          <table:table-cell office:value-type="float" office:value="72.50562">
            <text:p>72,50562</text:p>
          </table:table-cell>
          <table:table-cell office:value-type="float" office:value="484.91762">
            <text:p>484,91762</text:p>
          </table:table-cell>
          <table:table-cell office:value-type="float" office:value="0.181549735">
            <text:p>0,181549735</text:p>
          </table:table-cell>
        </table:table-row>
        <table:table-row>
          <table:table-cell office:value-type="string" office:string-value="GKD-Ia_36_n15_m6,txt">
            <text:p>GKD-Ia_36_n15_m6,txt</text:p>
          </table:table-cell>
          <table:table-cell office:value-type="string" office:string-value="MMDP">
            <text:p>MMDP</text:p>
          </table:table-cell>
          <table:table-cell office:value-type="float" office:value="2167.5967">
            <text:p>2167,5967</text:p>
          </table:table-cell>
          <table:table-cell office:value-type="float" office:value="2745.1021">
            <text:p>2745,1021</text:p>
          </table:table-cell>
          <table:table-cell office:value-type="float" office:value="0.270668603">
            <text:p>0,270668603</text:p>
          </table:table-cell>
        </table:table-row>
        <table:table-row>
          <table:table-cell office:value-type="string" office:string-value="GKD-Ia_37_n15_m6,txt">
            <text:p>GKD-Ia_37_n15_m6,txt</text:p>
          </table:table-cell>
          <table:table-cell office:value-type="string" office:string-value="MMDP">
            <text:p>MMDP</text:p>
          </table:table-cell>
          <table:table-cell office:value-type="float" office:value="2170.41891">
            <text:p>2170,41891</text:p>
          </table:table-cell>
          <table:table-cell office:value-type="float" office:value="2764.25783">
            <text:p>2764,25783</text:p>
          </table:table-cell>
          <table:table-cell office:value-type="float" office:value="0.282796989">
            <text:p>0,282796989</text:p>
          </table:table-cell>
        </table:table-row>
        <table:table-row>
          <table:table-cell office:value-type="string" office:string-value="GKD-Ia_38_n15_m6,txt">
            <text:p>GKD-Ia_38_n15_m6,txt</text:p>
          </table:table-cell>
          <table:table-cell office:value-type="string" office:string-value="MMDP">
            <text:p>MMDP</text:p>
          </table:table-cell>
          <table:table-cell office:value-type="float" office:value="1509.17689">
            <text:p>1509,17689</text:p>
          </table:table-cell>
          <table:table-cell office:value-type="float" office:value="2105.59474">
            <text:p>2105,59474</text:p>
          </table:table-cell>
          <table:table-cell office:value-type="float" office:value="0.283552493">
            <text:p>0,283552493</text:p>
          </table:table-cell>
        </table:table-row>
        <table:table-row>
          <table:table-cell office:value-type="string" office:string-value="GKD-Ia_39_n15_m6,txt">
            <text:p>GKD-Ia_39_n15_m6,txt</text:p>
          </table:table-cell>
          <table:table-cell office:value-type="string" office:string-value="MMDP">
            <text:p>MMDP</text:p>
          </table:table-cell>
          <table:table-cell office:value-type="float" office:value="2363.87755">
            <text:p>2363,87755</text:p>
          </table:table-cell>
          <table:table-cell office:value-type="float" office:value="2959.29157">
            <text:p>2959,29157</text:p>
          </table:table-cell>
          <table:table-cell office:value-type="float" office:value="0.280734106">
            <text:p>0,280734106</text:p>
          </table:table-cell>
        </table:table-row>
        <table:table-row>
          <table:table-cell office:value-type="string" office:string-value="GKD-Ia_3_n10_m2,txt">
            <text:p>GKD-Ia_3_n10_m2,txt</text:p>
          </table:table-cell>
          <table:table-cell office:value-type="string" office:string-value="MMDP">
            <text:p>MMDP</text:p>
          </table:table-cell>
          <table:table-cell office:value-type="float" office:value="39.95218">
            <text:p>39,95218</text:p>
          </table:table-cell>
          <table:table-cell office:value-type="float" office:value="146.61536">
            <text:p>146,61536</text:p>
          </table:table-cell>
          <table:table-cell office:value-type="float" office:value="0.130100785">
            <text:p>0,130100785</text:p>
          </table:table-cell>
        </table:table-row>
        <table:table-row>
          <table:table-cell office:value-type="string" office:string-value="GKD-Ia_40_n15_m6,txt">
            <text:p>GKD-Ia_40_n15_m6,txt</text:p>
          </table:table-cell>
          <table:table-cell office:value-type="string" office:string-value="MMDP">
            <text:p>MMDP</text:p>
          </table:table-cell>
          <table:table-cell office:value-type="float" office:value="1877.08193">
            <text:p>1877,08193</text:p>
          </table:table-cell>
          <table:table-cell office:value-type="float" office:value="2421.25428">
            <text:p>2421,25428</text:p>
          </table:table-cell>
          <table:table-cell office:value-type="float" office:value="0.279601546">
            <text:p>0,279601546</text:p>
          </table:table-cell>
        </table:table-row>
        <table:table-row>
          <table:table-cell office:value-type="string" office:string-value="GKD-Ia_41_n15_m9,txt">
            <text:p>GKD-Ia_41_n15_m9,txt</text:p>
          </table:table-cell>
          <table:table-cell office:value-type="string" office:string-value="MMDP">
            <text:p>MMDP</text:p>
          </table:table-cell>
          <table:table-cell office:value-type="float" office:value="6352.35377">
            <text:p>6352,35377</text:p>
          </table:table-cell>
          <table:table-cell office:value-type="float" office:value="7271.14444">
            <text:p>7271,14444</text:p>
          </table:table-cell>
          <table:table-cell office:value-type="float" office:value="0.4831974">
            <text:p>0,4831974</text:p>
          </table:table-cell>
        </table:table-row>
        <table:table-row>
          <table:table-cell office:value-type="string" office:string-value="GKD-Ia_42_n15_m9,txt">
            <text:p>GKD-Ia_42_n15_m9,txt</text:p>
          </table:table-cell>
          <table:table-cell office:value-type="string" office:string-value="MMDP">
            <text:p>MMDP</text:p>
          </table:table-cell>
          <table:table-cell office:value-type="float" office:value="5608.66819">
            <text:p>5608,66819</text:p>
          </table:table-cell>
          <table:table-cell office:value-type="float" office:value="6337.85031">
            <text:p>6337,85031</text:p>
          </table:table-cell>
          <table:table-cell office:value-type="float" office:value="0.476071616">
            <text:p>0,476071616</text:p>
          </table:table-cell>
        </table:table-row>
        <table:table-row>
          <table:table-cell office:value-type="string" office:string-value="GKD-Ia_43_n15_m9,txt">
            <text:p>GKD-Ia_43_n15_m9,txt</text:p>
          </table:table-cell>
          <table:table-cell office:value-type="string" office:string-value="MMDP">
            <text:p>MMDP</text:p>
          </table:table-cell>
          <table:table-cell office:value-type="float" office:value="3411.07123">
            <text:p>3411,07123</text:p>
          </table:table-cell>
          <table:table-cell office:value-type="float" office:value="4131.30115">
            <text:p>4131,30115</text:p>
          </table:table-cell>
          <table:table-cell office:value-type="float" office:value="0.517829731">
            <text:p>0,517829731</text:p>
          </table:table-cell>
        </table:table-row>
        <table:table-row>
          <table:table-cell office:value-type="string" office:string-value="GKD-Ia_44_n15_m9,txt">
            <text:p>GKD-Ia_44_n15_m9,txt</text:p>
          </table:table-cell>
          <table:table-cell office:value-type="string" office:string-value="MMDP">
            <text:p>MMDP</text:p>
          </table:table-cell>
          <table:table-cell office:value-type="float" office:value="4657.9931">
            <text:p>4657,9931</text:p>
          </table:table-cell>
          <table:table-cell office:value-type="float" office:value="5565.71261">
            <text:p>5565,71261</text:p>
          </table:table-cell>
          <table:table-cell office:value-type="float" office:value="0.519502628">
            <text:p>0,519502628</text:p>
          </table:table-cell>
        </table:table-row>
        <table:table-row>
          <table:table-cell office:value-type="string" office:string-value="GKD-Ia_45_n15_m9,txt">
            <text:p>GKD-Ia_45_n15_m9,txt</text:p>
          </table:table-cell>
          <table:table-cell office:value-type="string" office:string-value="MMDP">
            <text:p>MMDP</text:p>
          </table:table-cell>
          <table:table-cell office:value-type="float" office:value="3073.04287">
            <text:p>3073,04287</text:p>
          </table:table-cell>
          <table:table-cell office:value-type="float" office:value="4098.65482">
            <text:p>4098,65482</text:p>
          </table:table-cell>
          <table:table-cell office:value-type="float" office:value="0.488820381">
            <text:p>0,488820381</text:p>
          </table:table-cell>
        </table:table-row>
        <table:table-row>
          <table:table-cell office:value-type="string" office:string-value="GKD-Ia_46_n15_m12,txt">
            <text:p>GKD-Ia_46_n15_m12,txt</text:p>
          </table:table-cell>
          <table:table-cell office:value-type="string" office:string-value="MMDP">
            <text:p>MMDP</text:p>
          </table:table-cell>
          <table:table-cell office:value-type="float" office:value="9384.78859">
            <text:p>9384,78859</text:p>
          </table:table-cell>
          <table:table-cell office:value-type="float" office:value="10162.42939">
            <text:p>10162,42939</text:p>
          </table:table-cell>
          <table:table-cell office:value-type="float" office:value="0.759769905">
            <text:p>0,759769905</text:p>
          </table:table-cell>
        </table:table-row>
        <table:table-row>
          <table:table-cell office:value-type="string" office:string-value="GKD-Ia_47_n15_m12,txt">
            <text:p>GKD-Ia_47_n15_m12,txt</text:p>
          </table:table-cell>
          <table:table-cell office:value-type="string" office:string-value="MMDP">
            <text:p>MMDP</text:p>
          </table:table-cell>
          <table:table-cell office:value-type="float" office:value="11952.32371">
            <text:p>11952,32371</text:p>
          </table:table-cell>
          <table:table-cell office:value-type="float" office:value="12917.23152">
            <text:p>12917,23152</text:p>
          </table:table-cell>
          <table:table-cell office:value-type="float" office:value="0.760597311">
            <text:p>0,760597311</text:p>
          </table:table-cell>
        </table:table-row>
        <table:table-row>
          <table:table-cell office:value-type="string" office:string-value="GKD-Ia_48_n15_m12,txt">
            <text:p>GKD-Ia_48_n15_m12,txt</text:p>
          </table:table-cell>
          <table:table-cell office:value-type="string" office:string-value="MMDP">
            <text:p>MMDP</text:p>
          </table:table-cell>
          <table:table-cell office:value-type="float" office:value="9917.58245">
            <text:p>9917,58245</text:p>
          </table:table-cell>
          <table:table-cell office:value-type="float" office:value="10911.50505">
            <text:p>10911,50505</text:p>
          </table:table-cell>
          <table:table-cell office:value-type="float" office:value="0.750482404">
            <text:p>0,750482404</text:p>
          </table:table-cell>
        </table:table-row>
        <table:table-row>
          <table:table-cell office:value-type="string" office:string-value="GKD-Ia_49_n15_m12,txt">
            <text:p>GKD-Ia_49_n15_m12,txt</text:p>
          </table:table-cell>
          <table:table-cell office:value-type="string" office:string-value="MMDP">
            <text:p>MMDP</text:p>
          </table:table-cell>
          <table:table-cell office:value-type="float" office:value="7146.76332">
            <text:p>7146,76332</text:p>
          </table:table-cell>
          <table:table-cell office:value-type="float" office:value="7768.25439000001">
            <text:p>7768,25439</text:p>
          </table:table-cell>
          <table:table-cell office:value-type="float" office:value="0.767229068">
            <text:p>0,767229068</text:p>
          </table:table-cell>
        </table:table-row>
        <table:table-row>
          <table:table-cell office:value-type="string" office:string-value="GKD-Ia_4_n10_m2,txt">
            <text:p>GKD-Ia_4_n10_m2,txt</text:p>
          </table:table-cell>
          <table:table-cell office:value-type="string" office:string-value="MMDP">
            <text:p>MMDP</text:p>
          </table:table-cell>
          <table:table-cell office:value-type="float" office:value="64.06679">
            <text:p>64,06679</text:p>
          </table:table-cell>
          <table:table-cell office:value-type="float" office:value="186.18103">
            <text:p>186,18103</text:p>
          </table:table-cell>
          <table:table-cell office:value-type="float" office:value="0.142406457">
            <text:p>0,142406457</text:p>
          </table:table-cell>
        </table:table-row>
        <table:table-row>
          <table:table-cell office:value-type="string" office:string-value="GKD-Ia_50_n15_m12,txt">
            <text:p>GKD-Ia_50_n15_m12,txt</text:p>
          </table:table-cell>
          <table:table-cell office:value-type="string" office:string-value="MMDP">
            <text:p>MMDP</text:p>
          </table:table-cell>
          <table:table-cell office:value-type="float" office:value="9483.38391999999">
            <text:p>9483,38392</text:p>
          </table:table-cell>
          <table:table-cell office:value-type="float" office:value="10075.21214">
            <text:p>10075,21214</text:p>
          </table:table-cell>
          <table:table-cell office:value-type="float" office:value="0.761050012">
            <text:p>0,761050012</text:p>
          </table:table-cell>
        </table:table-row>
        <table:table-row>
          <table:table-cell office:value-type="string" office:string-value="GKD-Ia_51_n30_m6,txt">
            <text:p>GKD-Ia_51_n30_m6,txt</text:p>
          </table:table-cell>
          <table:table-cell office:value-type="string" office:string-value="MMDP">
            <text:p>MMDP</text:p>
          </table:table-cell>
          <table:table-cell office:value-type="float" office:value="2207.91974">
            <text:p>2207,91974</text:p>
          </table:table-cell>
          <table:table-cell office:value-type="float" office:value="2978.22342">
            <text:p>2978,22342</text:p>
          </table:table-cell>
          <table:table-cell office:value-type="float" office:value="0.286867911">
            <text:p>0,286867911</text:p>
          </table:table-cell>
        </table:table-row>
        <table:table-row>
          <table:table-cell office:value-type="string" office:string-value="GKD-Ia_52_n30_m6,txt">
            <text:p>GKD-Ia_52_n30_m6,txt</text:p>
          </table:table-cell>
          <table:table-cell office:value-type="string" office:string-value="MMDP">
            <text:p>MMDP</text:p>
          </table:table-cell>
          <table:table-cell office:value-type="float" office:value="2096.0737">
            <text:p>2096,0737</text:p>
          </table:table-cell>
          <table:table-cell office:value-type="float" office:value="2933.44676">
            <text:p>2933,44676</text:p>
          </table:table-cell>
          <table:table-cell office:value-type="float" office:value="0.283167121">
            <text:p>0,283167121</text:p>
          </table:table-cell>
        </table:table-row>
        <table:table-row>
          <table:table-cell office:value-type="string" office:string-value="GKD-Ia_53_n30_m6,txt">
            <text:p>GKD-Ia_53_n30_m6,txt</text:p>
          </table:table-cell>
          <table:table-cell office:value-type="string" office:string-value="MMDP">
            <text:p>MMDP</text:p>
          </table:table-cell>
          <table:table-cell office:value-type="float" office:value="1738.52859">
            <text:p>1738,52859</text:p>
          </table:table-cell>
          <table:table-cell office:value-type="float" office:value="2614.74194">
            <text:p>2614,74194</text:p>
          </table:table-cell>
          <table:table-cell office:value-type="float" office:value="0.290417454">
            <text:p>0,290417454</text:p>
          </table:table-cell>
        </table:table-row>
        <table:table-row>
          <table:table-cell office:value-type="string" office:string-value="GKD-Ia_54_n30_m6,txt">
            <text:p>GKD-Ia_54_n30_m6,txt</text:p>
          </table:table-cell>
          <table:table-cell office:value-type="string" office:string-value="MMDP">
            <text:p>MMDP</text:p>
          </table:table-cell>
          <table:table-cell office:value-type="float" office:value="918.82711">
            <text:p>918,82711</text:p>
          </table:table-cell>
          <table:table-cell office:value-type="float" office:value="1803.61044">
            <text:p>1803,61044</text:p>
          </table:table-cell>
          <table:table-cell office:value-type="float" office:value="0.292038936">
            <text:p>0,292038936</text:p>
          </table:table-cell>
        </table:table-row>
        <table:table-row>
          <table:table-cell office:value-type="string" office:string-value="GKD-Ia_55_n30_m6,txt">
            <text:p>GKD-Ia_55_n30_m6,txt</text:p>
          </table:table-cell>
          <table:table-cell office:value-type="string" office:string-value="MMDP">
            <text:p>MMDP</text:p>
          </table:table-cell>
          <table:table-cell office:value-type="float" office:value="1125.73368">
            <text:p>1125,73368</text:p>
          </table:table-cell>
          <table:table-cell office:value-type="float" office:value="1764.0267">
            <text:p>1764,0267</text:p>
          </table:table-cell>
          <table:table-cell office:value-type="float" office:value="0.291780848">
            <text:p>0,291780848</text:p>
          </table:table-cell>
        </table:table-row>
        <table:table-row>
          <table:table-cell office:value-type="string" office:string-value="GKD-Ia_56_n30_m9,txt">
            <text:p>GKD-Ia_56_n30_m9,txt</text:p>
          </table:table-cell>
          <table:table-cell office:value-type="string" office:string-value="MMDP">
            <text:p>MMDP</text:p>
          </table:table-cell>
          <table:table-cell office:value-type="float" office:value="4392.15659">
            <text:p>4392,15659</text:p>
          </table:table-cell>
          <table:table-cell office:value-type="float" office:value="5767.68813">
            <text:p>5767,68813</text:p>
          </table:table-cell>
          <table:table-cell office:value-type="float" office:value="0.488633006">
            <text:p>0,488633006</text:p>
          </table:table-cell>
        </table:table-row>
        <table:table-row>
          <table:table-cell office:value-type="string" office:string-value="GKD-Ia_57_n30_m9,txt">
            <text:p>GKD-Ia_57_n30_m9,txt</text:p>
          </table:table-cell>
          <table:table-cell office:value-type="string" office:string-value="MMDP">
            <text:p>MMDP</text:p>
          </table:table-cell>
          <table:table-cell office:value-type="float" office:value="6324.25489">
            <text:p>6324,25489</text:p>
          </table:table-cell>
          <table:table-cell office:value-type="float" office:value="7610.28099">
            <text:p>7610,28099</text:p>
          </table:table-cell>
          <table:table-cell office:value-type="float" office:value="0.490114336">
            <text:p>0,490114336</text:p>
          </table:table-cell>
        </table:table-row>
        <table:table-row>
          <table:table-cell office:value-type="string" office:string-value="GKD-Ia_58_n30_m9,txt">
            <text:p>GKD-Ia_58_n30_m9,txt</text:p>
          </table:table-cell>
          <table:table-cell office:value-type="string" office:string-value="MMDP">
            <text:p>MMDP</text:p>
          </table:table-cell>
          <table:table-cell office:value-type="float" office:value="5039.60475">
            <text:p>5039,60475</text:p>
          </table:table-cell>
          <table:table-cell office:value-type="float" office:value="6309.42823">
            <text:p>6309,42823</text:p>
          </table:table-cell>
          <table:table-cell office:value-type="float" office:value="0.494746732">
            <text:p>0,494746732</text:p>
          </table:table-cell>
        </table:table-row>
        <table:table-row>
          <table:table-cell office:value-type="string" office:string-value="GKD-Ia_59_n30_m9,txt">
            <text:p>GKD-Ia_59_n30_m9,txt</text:p>
          </table:table-cell>
          <table:table-cell office:value-type="string" office:string-value="MMDP">
            <text:p>MMDP</text:p>
          </table:table-cell>
          <table:table-cell office:value-type="float" office:value="5417.97759">
            <text:p>5417,97759</text:p>
          </table:table-cell>
          <table:table-cell office:value-type="float" office:value="7069.08108">
            <text:p>7069,08108</text:p>
          </table:table-cell>
          <table:table-cell office:value-type="float" office:value="0.487544943">
            <text:p>0,487544943</text:p>
          </table:table-cell>
        </table:table-row>
        <table:table-row>
          <table:table-cell office:value-type="string" office:string-value="GKD-Ia_5_n10_m2,txt">
            <text:p>GKD-Ia_5_n10_m2,txt</text:p>
          </table:table-cell>
          <table:table-cell office:value-type="string" office:string-value="MMDP">
            <text:p>MMDP</text:p>
          </table:table-cell>
          <table:table-cell office:value-type="float" office:value="109.12061">
            <text:p>109,12061</text:p>
          </table:table-cell>
          <table:table-cell office:value-type="float" office:value="207.35699">
            <text:p>207,35699</text:p>
          </table:table-cell>
          <table:table-cell office:value-type="float" office:value="0.133477023">
            <text:p>0,133477023</text:p>
          </table:table-cell>
        </table:table-row>
        <table:table-row>
          <table:table-cell office:value-type="string" office:string-value="GKD-Ia_60_n30_m9,txt">
            <text:p>GKD-Ia_60_n30_m9,txt</text:p>
          </table:table-cell>
          <table:table-cell office:value-type="string" office:string-value="MMDP">
            <text:p>MMDP</text:p>
          </table:table-cell>
          <table:table-cell office:value-type="float" office:value="5280.97435">
            <text:p>5280,97435</text:p>
          </table:table-cell>
          <table:table-cell office:value-type="float" office:value="6659.20982">
            <text:p>6659,20982</text:p>
          </table:table-cell>
          <table:table-cell office:value-type="float" office:value="0.494365723">
            <text:p>0,494365723</text:p>
          </table:table-cell>
        </table:table-row>
        <table:table-row>
          <table:table-cell office:value-type="string" office:string-value="GKD-Ia_61_n30_m12,txt">
            <text:p>GKD-Ia_61_n30_m12,txt</text:p>
          </table:table-cell>
          <table:table-cell office:value-type="string" office:string-value="MMDP">
            <text:p>MMDP</text:p>
          </table:table-cell>
          <table:table-cell office:value-type="float" office:value="10332.57821">
            <text:p>10332,57821</text:p>
          </table:table-cell>
          <table:table-cell office:value-type="float" office:value="12706.6588">
            <text:p>12706,6588</text:p>
          </table:table-cell>
          <table:table-cell office:value-type="float" office:value="0.766788368">
            <text:p>0,766788368</text:p>
          </table:table-cell>
        </table:table-row>
        <table:table-row>
          <table:table-cell office:value-type="string" office:string-value="GKD-Ia_62_n30_m12,txt">
            <text:p>GKD-Ia_62_n30_m12,txt</text:p>
          </table:table-cell>
          <table:table-cell office:value-type="string" office:string-value="MMDP">
            <text:p>MMDP</text:p>
          </table:table-cell>
          <table:table-cell office:value-type="float" office:value="7262.78579">
            <text:p>7262,78579</text:p>
          </table:table-cell>
          <table:table-cell office:value-type="float" office:value="9400.52794">
            <text:p>9400,52794</text:p>
          </table:table-cell>
          <table:table-cell office:value-type="float" office:value="0.781728245">
            <text:p>0,781728245</text:p>
          </table:table-cell>
        </table:table-row>
        <table:table-row>
          <table:table-cell office:value-type="string" office:string-value="GKD-Ia_63_n30_m12,txt">
            <text:p>GKD-Ia_63_n30_m12,txt</text:p>
          </table:table-cell>
          <table:table-cell office:value-type="string" office:string-value="MMDP">
            <text:p>MMDP</text:p>
          </table:table-cell>
          <table:table-cell office:value-type="float" office:value="11550.46065">
            <text:p>11550,46065</text:p>
          </table:table-cell>
          <table:table-cell office:value-type="float" office:value="13145.93535">
            <text:p>13145,93535</text:p>
          </table:table-cell>
          <table:table-cell office:value-type="float" office:value="0.771459568">
            <text:p>0,771459568</text:p>
          </table:table-cell>
        </table:table-row>
        <table:table-row>
          <table:table-cell office:value-type="string" office:string-value="GKD-Ia_64_n30_m12,txt">
            <text:p>GKD-Ia_64_n30_m12,txt</text:p>
          </table:table-cell>
          <table:table-cell office:value-type="string" office:string-value="MMDP">
            <text:p>MMDP</text:p>
          </table:table-cell>
          <table:table-cell office:value-type="float" office:value="8785.83538">
            <text:p>8785,83538</text:p>
          </table:table-cell>
          <table:table-cell office:value-type="float" office:value="10685.6015">
            <text:p>10685,6015</text:p>
          </table:table-cell>
          <table:table-cell office:value-type="float" office:value="0.791055702">
            <text:p>0,791055702</text:p>
          </table:table-cell>
        </table:table-row>
        <table:table-row>
          <table:table-cell office:value-type="string" office:string-value="GKD-Ia_65_n30_m12,txt">
            <text:p>GKD-Ia_65_n30_m12,txt</text:p>
          </table:table-cell>
          <table:table-cell office:value-type="string" office:string-value="MMDP">
            <text:p>MMDP</text:p>
          </table:table-cell>
          <table:table-cell office:value-type="float" office:value="6882.93089">
            <text:p>6882,93089</text:p>
          </table:table-cell>
          <table:table-cell office:value-type="float" office:value="8655.90502">
            <text:p>8655,90502</text:p>
          </table:table-cell>
          <table:table-cell office:value-type="float" office:value="0.788369236">
            <text:p>0,788369236</text:p>
          </table:table-cell>
        </table:table-row>
        <table:table-row>
          <table:table-cell office:value-type="string" office:string-value="GKD-Ia_66_n30_m18,txt">
            <text:p>GKD-Ia_66_n30_m18,txt</text:p>
          </table:table-cell>
          <table:table-cell office:value-type="string" office:string-value="MMDP">
            <text:p>MMDP</text:p>
          </table:table-cell>
          <table:table-cell office:value-type="float" office:value="21572.07241">
            <text:p>21572,07241</text:p>
          </table:table-cell>
          <table:table-cell office:value-type="float" office:value="24159.86261">
            <text:p>24159,86261</text:p>
          </table:table-cell>
          <table:table-cell office:value-type="float" office:value="1.623933889">
            <text:p>1,623933889</text:p>
          </table:table-cell>
        </table:table-row>
        <table:table-row>
          <table:table-cell office:value-type="string" office:string-value="GKD-Ia_67_n30_m18,txt">
            <text:p>GKD-Ia_67_n30_m18,txt</text:p>
          </table:table-cell>
          <table:table-cell office:value-type="string" office:string-value="MMDP">
            <text:p>MMDP</text:p>
          </table:table-cell>
          <table:table-cell office:value-type="float" office:value="20445.91819">
            <text:p>20445,91819</text:p>
          </table:table-cell>
          <table:table-cell office:value-type="float" office:value="22835.99697">
            <text:p>22836</text:p>
          </table:table-cell>
          <table:table-cell office:value-type="float" office:value="1.627872978">
            <text:p>1,627872978</text:p>
          </table:table-cell>
        </table:table-row>
        <table:table-row>
          <table:table-cell office:value-type="string" office:string-value="GKD-Ia_68_n30_m18,txt">
            <text:p>GKD-Ia_68_n30_m18,txt</text:p>
          </table:table-cell>
          <table:table-cell office:value-type="string" office:string-value="MMDP">
            <text:p>MMDP</text:p>
          </table:table-cell>
          <table:table-cell office:value-type="float" office:value="27022.10327">
            <text:p>27022,10327</text:p>
          </table:table-cell>
          <table:table-cell office:value-type="float" office:value="29110.0162">
            <text:p>29110</text:p>
          </table:table-cell>
          <table:table-cell office:value-type="float" office:value="1.640804113">
            <text:p>1,640804113</text:p>
          </table:table-cell>
        </table:table-row>
        <table:table-row>
          <table:table-cell office:value-type="string" office:string-value="GKD-Ia_69_n30_m18,txt">
            <text:p>GKD-Ia_69_n30_m18,txt</text:p>
          </table:table-cell>
          <table:table-cell office:value-type="string" office:string-value="MMDP">
            <text:p>MMDP</text:p>
          </table:table-cell>
          <table:table-cell office:value-type="float" office:value="22500.50227">
            <text:p>22500,50227</text:p>
          </table:table-cell>
          <table:table-cell office:value-type="float" office:value="25140.13782">
            <text:p>25140,13782</text:p>
          </table:table-cell>
          <table:table-cell office:value-type="float" office:value="1.603024774">
            <text:p>1,603024774</text:p>
          </table:table-cell>
        </table:table-row>
        <table:table-row>
          <table:table-cell office:value-type="string" office:string-value="GKD-Ia_6_n10_m3,txt">
            <text:p>GKD-Ia_6_n10_m3,txt</text:p>
          </table:table-cell>
          <table:table-cell office:value-type="string" office:string-value="MMDP">
            <text:p>MMDP</text:p>
          </table:table-cell>
          <table:table-cell office:value-type="float" office:value="85.97122">
            <text:p>85,97122</text:p>
          </table:table-cell>
          <table:table-cell office:value-type="float" office:value="254.13277">
            <text:p>254,13277</text:p>
          </table:table-cell>
          <table:table-cell office:value-type="float" office:value="0.150275553">
            <text:p>0,150275553</text:p>
          </table:table-cell>
        </table:table-row>
        <table:table-row>
          <table:table-cell office:value-type="string" office:string-value="GKD-Ia_70_n30_m18,txt">
            <text:p>GKD-Ia_70_n30_m18,txt</text:p>
          </table:table-cell>
          <table:table-cell office:value-type="string" office:string-value="MMDP">
            <text:p>MMDP</text:p>
          </table:table-cell>
          <table:table-cell office:value-type="float" office:value="19820.21384">
            <text:p>19820,21384</text:p>
          </table:table-cell>
          <table:table-cell office:value-type="float" office:value="22705.98155">
            <text:p>22706</text:p>
          </table:table-cell>
          <table:table-cell office:value-type="float" office:value="1.638691942">
            <text:p>1,638691942</text:p>
          </table:table-cell>
        </table:table-row>
        <table:table-row>
          <table:table-cell office:value-type="string" office:string-value="GKD-Ia_71_n30_m24,txt">
            <text:p>GKD-Ia_71_n30_m24,txt</text:p>
          </table:table-cell>
          <table:table-cell office:value-type="string" office:string-value="MMDP">
            <text:p>MMDP</text:p>
          </table:table-cell>
          <table:table-cell office:value-type="float" office:value="31021.10115">
            <text:p>31021,10115</text:p>
          </table:table-cell>
          <table:table-cell office:value-type="float" office:value="33581.69583">
            <text:p>33581,69583</text:p>
          </table:table-cell>
          <table:table-cell office:value-type="float" office:value="2.838452374">
            <text:p>2,838452374</text:p>
          </table:table-cell>
        </table:table-row>
        <table:table-row>
          <table:table-cell office:value-type="string" office:string-value="GKD-Ia_72_n30_m24,txt">
            <text:p>GKD-Ia_72_n30_m24,txt</text:p>
          </table:table-cell>
          <table:table-cell office:value-type="string" office:string-value="MMDP">
            <text:p>MMDP</text:p>
          </table:table-cell>
          <table:table-cell office:value-type="float" office:value="45934.89522">
            <text:p>45934,89522</text:p>
          </table:table-cell>
          <table:table-cell office:value-type="float" office:value="49177.70835">
            <text:p>49177,70835</text:p>
          </table:table-cell>
          <table:table-cell office:value-type="float" office:value="2.807259526">
            <text:p>2,807259526</text:p>
          </table:table-cell>
        </table:table-row>
        <table:table-row>
          <table:table-cell office:value-type="string" office:string-value="GKD-Ia_73_n30_m24,txt">
            <text:p>GKD-Ia_73_n30_m24,txt</text:p>
          </table:table-cell>
          <table:table-cell office:value-type="string" office:string-value="MMDP">
            <text:p>MMDP</text:p>
          </table:table-cell>
          <table:table-cell office:value-type="float" office:value="24437.7802">
            <text:p>24437,7802</text:p>
          </table:table-cell>
          <table:table-cell office:value-type="float" office:value="26669.3771">
            <text:p>26669,3771</text:p>
          </table:table-cell>
          <table:table-cell office:value-type="float" office:value="2.875851969">
            <text:p>2,875851969</text:p>
          </table:table-cell>
        </table:table-row>
        <table:table-row>
          <table:table-cell office:value-type="string" office:string-value="GKD-Ia_74_n30_m24,txt">
            <text:p>GKD-Ia_74_n30_m24,txt</text:p>
          </table:table-cell>
          <table:table-cell office:value-type="string" office:string-value="MMDP">
            <text:p>MMDP</text:p>
          </table:table-cell>
          <table:table-cell office:value-type="float" office:value="16495.43732">
            <text:p>16495,43732</text:p>
          </table:table-cell>
          <table:table-cell office:value-type="float" office:value="18745.34235">
            <text:p>18745,34235</text:p>
          </table:table-cell>
          <table:table-cell office:value-type="float" office:value="2.776189456">
            <text:p>2,776189456</text:p>
          </table:table-cell>
        </table:table-row>
        <table:table-row>
          <table:table-cell office:value-type="string" office:string-value="GKD-Ia_75_n30_m24,txt">
            <text:p>GKD-Ia_75_n30_m24,txt</text:p>
          </table:table-cell>
          <table:table-cell office:value-type="string" office:string-value="MMDP">
            <text:p>MMDP</text:p>
          </table:table-cell>
          <table:table-cell office:value-type="float" office:value="13563.26775">
            <text:p>13563,26775</text:p>
          </table:table-cell>
          <table:table-cell office:value-type="float" office:value="16222.72104">
            <text:p>16222,72104</text:p>
          </table:table-cell>
          <table:table-cell office:value-type="float" office:value="2.792939932">
            <text:p>2,792939932</text:p>
          </table:table-cell>
        </table:table-row>
        <table:table-row>
          <table:table-cell office:value-type="string" office:string-value="GKD-Ia_7_n10_m3,txt">
            <text:p>GKD-Ia_7_n10_m3,txt</text:p>
          </table:table-cell>
          <table:table-cell office:value-type="string" office:string-value="MMDP">
            <text:p>MMDP</text:p>
          </table:table-cell>
          <table:table-cell office:value-type="float" office:value="272.72233">
            <text:p>272,72233</text:p>
          </table:table-cell>
          <table:table-cell office:value-type="float" office:value="468.68371">
            <text:p>468,68371</text:p>
          </table:table-cell>
          <table:table-cell office:value-type="float" office:value="0.15352314">
            <text:p>0,15352314</text:p>
          </table:table-cell>
        </table:table-row>
        <table:table-row>
          <table:table-cell office:value-type="string" office:string-value="GKD-Ia_8_n10_m3,txt">
            <text:p>GKD-Ia_8_n10_m3,txt</text:p>
          </table:table-cell>
          <table:table-cell office:value-type="string" office:string-value="MMDP">
            <text:p>MMDP</text:p>
          </table:table-cell>
          <table:table-cell office:value-type="float" office:value="130.68063">
            <text:p>130,68063</text:p>
          </table:table-cell>
          <table:table-cell office:value-type="float" office:value="357.38491">
            <text:p>357,38491</text:p>
          </table:table-cell>
          <table:table-cell office:value-type="float" office:value="0.161476021">
            <text:p>0,161476021</text:p>
          </table:table-cell>
        </table:table-row>
        <table:table-row>
          <table:table-cell office:value-type="string" office:string-value="GKD-Ia_9_n10_m3,txt">
            <text:p>GKD-Ia_9_n10_m3,txt</text:p>
          </table:table-cell>
          <table:table-cell office:value-type="string" office:string-value="MMDP">
            <text:p>MMDP</text:p>
          </table:table-cell>
          <table:table-cell office:value-type="float" office:value="298.87187">
            <text:p>298,87187</text:p>
          </table:table-cell>
          <table:table-cell office:value-type="float" office:value="541.08961">
            <text:p>541,08961</text:p>
          </table:table-cell>
          <table:table-cell office:value-type="float" office:value="0.157770976">
            <text:p>0,157770976</text:p>
          </table:table-cell>
        </table:table-row>
        <table:table-row>
          <table:table-cell office:value-type="string" office:string-value="att48,txt">
            <text:p>att48,txt</text:p>
          </table:table-cell>
          <table:table-cell office:value-type="string" office:string-value="TSP">
            <text:p>TSP</text:p>
          </table:table-cell>
          <table:table-cell office:value-type="float" office:value="120527">
            <text:p>120527</text:p>
          </table:table-cell>
          <table:table-cell office:value-type="float" office:value="192322">
            <text:p>192322</text:p>
          </table:table-cell>
          <table:table-cell office:value-type="float" office:value="0.395326921">
            <text:p>0,395326921</text:p>
          </table:table-cell>
        </table:table-row>
        <table:table-row>
          <table:table-cell office:value-type="string" office:string-value="dantzig42,txt">
            <text:p>dantzig42,txt</text:p>
          </table:table-cell>
          <table:table-cell office:value-type="string" office:string-value="TSP">
            <text:p>TSP</text:p>
          </table:table-cell>
          <table:table-cell office:value-type="float" office:value="2324">
            <text:p>2324</text:p>
          </table:table-cell>
          <table:table-cell office:value-type="float" office:value="3798">
            <text:p>3798</text:p>
          </table:table-cell>
          <table:table-cell office:value-type="float" office:value="0.356552064">
            <text:p>0,356552064</text:p>
          </table:table-cell>
        </table:table-row>
        <table:table-row>
          <table:table-cell office:value-type="string" office:string-value="fri26,txt">
            <text:p>fri26,txt</text:p>
          </table:table-cell>
          <table:table-cell office:value-type="string" office:string-value="TSP">
            <text:p>TSP</text:p>
          </table:table-cell>
          <table:table-cell office:value-type="float" office:value="1967">
            <text:p>1967</text:p>
          </table:table-cell>
          <table:table-cell office:value-type="float" office:value="3263">
            <text:p>3263</text:p>
          </table:table-cell>
          <table:table-cell office:value-type="float" office:value="0.30243947">
            <text:p>0,30243947</text:p>
          </table:table-cell>
        </table:table-row>
        <table:table-row>
          <table:table-cell office:value-type="string" office:string-value="gr17,txt">
            <text:p>gr17,txt</text:p>
          </table:table-cell>
          <table:table-cell office:value-type="string" office:string-value="TSP">
            <text:p>TSP</text:p>
          </table:table-cell>
          <table:table-cell office:value-type="float" office:value="3058">
            <text:p>3058</text:p>
          </table:table-cell>
          <table:table-cell office:value-type="float" office:value="5839">
            <text:p>5839</text:p>
          </table:table-cell>
          <table:table-cell office:value-type="float" office:value="0.262228968">
            <text:p>0,262228968</text:p>
          </table:table-cell>
        </table:table-row>
        <table:table-row>
          <table:table-cell office:value-type="string" office:string-value="p01.txt">
            <text:p>p01.txt</text:p>
          </table:table-cell>
          <table:table-cell office:value-type="string" office:string-value="TSP">
            <text:p>TSP</text:p>
          </table:table-cell>
          <table:table-cell office:value-type="string" office:string-value="460.0">
            <text:p>460.0</text:p>
          </table:table-cell>
          <table:table-cell office:value-type="string" office:string-value="833.0">
            <text:p>833.0</text:p>
          </table:table-cell>
          <table:table-cell office:value-type="string" office:string-value=".258424458">
            <text:p>.2584244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1190.553243599999860pt" style:print="headers objects charts zero-values drawings" style:print-orientation="landscape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0</meta:generator>
    <dc:title/>
    <meta:initial-creator>Desconocido</meta:initial-creator>
    <meta:editing-cycles>2</meta:editing-cycles>
    <dc:date>2014-03-16T16:47:56</dc:date>
    <meta:creation-date>2014-03-16T16:37:05</meta:creation-date>
    <dc:creator>Pedro José Piquero Plaza</dc:creator>
    <meta:user-defined meta:name="email">gowikel@gmail.com</meta:user-defined>
  </office:meta>
</office:document-meta>
</file>